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36pt"/>
    </style:style>
    <style:style style:name="co3" style:family="table-column">
      <style:table-column-properties fo:break-before="auto" style:column-width="30.5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26.59pt"/>
    </style:style>
    <style:style style:name="co6" style:family="table-column">
      <style:table-column-properties fo:break-before="auto" style:column-width="21.15pt"/>
    </style:style>
    <style:style style:name="co7" style:family="table-column">
      <style:table-column-properties fo:break-before="auto" style:column-width="42.29pt"/>
    </style:style>
    <style:style style:name="co8" style:family="table-column">
      <style:table-column-properties fo:break-before="auto" style:column-width="50.91pt"/>
    </style:style>
    <style:style style:name="co9" style:family="table-column">
      <style:table-column-properties fo:break-before="auto" style:column-width="10.15pt"/>
    </style:style>
    <style:style style:name="co10" style:family="table-column">
      <style:table-column-properties fo:break-before="auto" style:column-width="81.61pt"/>
    </style:style>
    <style:style style:name="co11" style:family="table-column">
      <style:table-column-properties fo:break-before="auto" style:column-width="39.15pt"/>
    </style:style>
    <style:style style:name="co12" style:family="table-column">
      <style:table-column-properties fo:break-before="auto" style:column-width="50.1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mpute the Julian Day Number for a given date in the proleptic Gregorian calenda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so compute DTAI by counting extraordinary days forward and backward from January 1, 1958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TAI</text:p>
          </table:table-cell>
          <table:table-cell office:value-type="string" calcext:value-type="string">
            <text:p>jdn</text:p>
          </table:table-cell>
          <table:table-cell office:value-type="string" calcext:value-type="string">
            <text:p>DTAI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Day Month Year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ΔT – DTAI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])/12)" office:value-type="float" office:value="0" calcext:value-type="float">
            <text:p>0</text:p>
          </table:table-cell>
          <table:table-cell table:formula="of:=[.A5]+4800-[.D5]" office:value-type="float" office:value="6498" calcext:value-type="float">
            <text:p>6498</text:p>
          </table:table-cell>
          <table:table-cell table:formula="of:=[.B5]+(12*[.D5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5]+INT(((153*[.F5])+2)/5)+(365*[.E5]) + INT([.E5]/4) - INT([.E5]/100) + INT([.E5]/400) - 32045" office:value-type="float" office:value="2341607" calcext:value-type="float">
            <text:p>2341607</text:p>
          </table:table-cell>
          <table:table-cell table:formula="of:=[.I6]-[.G6]" office:value-type="float" office:value="-22" calcext:value-type="float">
            <text:p>-22</text:p>
          </table:table-cell>
          <table:table-cell office:value-type="string" calcext:value-type="string">
            <text:p>#</text:p>
          </table:table-cell>
          <table:table-cell table:formula="of:=DATE([.A5];[.B5];[.C5])" office:value-type="date" office:date-value="1698-12-31" calcext:value-type="date">
            <text:p>31 Dec 1698</text:p>
          </table:table-cell>
          <table:table-cell office:value-type="float" office:value="10" calcext:value-type="float">
            <text:p>10</text:p>
          </table:table-cell>
          <table:table-cell table:formula="of:=[.L5]-[.I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6])/12)" office:value-type="float" office:value="0" calcext:value-type="float">
            <text:p>0</text:p>
          </table:table-cell>
          <table:table-cell table:formula="of:=[.A6]+4800-[.D6]" office:value-type="float" office:value="6499" calcext:value-type="float">
            <text:p>6499</text:p>
          </table:table-cell>
          <table:table-cell table:formula="of:=[.B6]+(12*[.D6]) - 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C6]+INT(((153*[.F6])+2)/5)+(365*[.E6]) + INT([.E6]/4) - INT([.E6]/100) + INT([.E6]/400) - 32045" office:value-type="float" office:value="2341788" calcext:value-type="float">
            <text:p>2341788</text:p>
          </table:table-cell>
          <table:table-cell table:formula="of:=[.I7]-[.G7]" office:value-type="float" office:value="-23" calcext:value-type="float">
            <text:p>-23</text:p>
          </table:table-cell>
          <table:table-cell office:value-type="string" calcext:value-type="string">
            <text:p>#</text:p>
          </table:table-cell>
          <table:table-cell table:formula="of:=DATE([.A6];[.B6];[.C6])" office:value-type="date" office:date-value="1699-06-30" calcext:value-type="date">
            <text:p>30 Jun 1699</text:p>
          </table:table-cell>
          <table:table-cell office:value-type="float" office:value="9" calcext:value-type="float">
            <text:p>9</text:p>
          </table:table-cell>
          <table:table-cell table:formula="of:=[.L6]-[.I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])/12)" office:value-type="float" office:value="0" calcext:value-type="float">
            <text:p>0</text:p>
          </table:table-cell>
          <table:table-cell table:formula="of:=[.A7]+4800-[.D7]" office:value-type="float" office:value="6499" calcext:value-type="float">
            <text:p>6499</text:p>
          </table:table-cell>
          <table:table-cell table:formula="of:=[.B7]+(12*[.D7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7]+INT(((153*[.F7])+2)/5)+(365*[.E7]) + INT([.E7]/4) - INT([.E7]/100) + INT([.E7]/400) - 32045" office:value-type="float" office:value="2341972" calcext:value-type="float">
            <text:p>2341972</text:p>
          </table:table-cell>
          <table:table-cell table:formula="of:=[.I8]-[.G8]" office:value-type="float" office:value="-24" calcext:value-type="float">
            <text:p>-24</text:p>
          </table:table-cell>
          <table:table-cell office:value-type="string" calcext:value-type="string">
            <text:p>#</text:p>
          </table:table-cell>
          <table:table-cell table:formula="of:=DATE([.A7];[.B7];[.C7])" office:value-type="date" office:date-value="1699-12-31" calcext:value-type="date">
            <text:p>31 Dec 1699</text:p>
          </table:table-cell>
          <table:table-cell office:value-type="float" office:value="8" calcext:value-type="float">
            <text:p>8</text:p>
          </table:table-cell>
          <table:table-cell table:formula="of:=[.L7]-[.I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8])/12)" office:value-type="float" office:value="0" calcext:value-type="float">
            <text:p>0</text:p>
          </table:table-cell>
          <table:table-cell table:formula="of:=[.A8]+4800-[.D8]" office:value-type="float" office:value="6505" calcext:value-type="float">
            <text:p>6505</text:p>
          </table:table-cell>
          <table:table-cell table:formula="of:=[.B8]+(12*[.D8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8]+INT(((153*[.F8])+2)/5)+(365*[.E8]) + INT([.E8]/4) - INT([.E8]/100) + INT([.E8]/400) - 32045" office:value-type="float" office:value="2344163" calcext:value-type="float">
            <text:p>2344163</text:p>
          </table:table-cell>
          <table:table-cell table:formula="of:=[.I9]-[.G9]" office:value-type="float" office:value="-23" calcext:value-type="float">
            <text:p>-23</text:p>
          </table:table-cell>
          <table:table-cell office:value-type="string" calcext:value-type="string">
            <text:p>#</text:p>
          </table:table-cell>
          <table:table-cell table:formula="of:=DATE([.A8];[.B8];[.C8])" office:value-type="date" office:date-value="1705-12-31" calcext:value-type="date">
            <text:p>31 Dec 1705</text:p>
          </table:table-cell>
          <table:table-cell office:value-type="float" office:value="9" calcext:value-type="float">
            <text:p>9</text:p>
          </table:table-cell>
          <table:table-cell table:formula="of:=[.L8]-[.I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])/12)" office:value-type="float" office:value="0" calcext:value-type="float">
            <text:p>0</text:p>
          </table:table-cell>
          <table:table-cell table:formula="of:=[.A9]+4800-[.D9]" office:value-type="float" office:value="6515" calcext:value-type="float">
            <text:p>6515</text:p>
          </table:table-cell>
          <table:table-cell table:formula="of:=[.B9]+(12*[.D9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]+INT(((153*[.F9])+2)/5)+(365*[.E9]) + INT([.E9]/4) - INT([.E9]/100) + INT([.E9]/400) - 32045" office:value-type="float" office:value="2347815" calcext:value-type="float">
            <text:p>2347815</text:p>
          </table:table-cell>
          <table:table-cell table:formula="of:=[.I10]-[.G10]" office:value-type="float" office:value="-22" calcext:value-type="float">
            <text:p>-22</text:p>
          </table:table-cell>
          <table:table-cell office:value-type="string" calcext:value-type="string">
            <text:p>#</text:p>
          </table:table-cell>
          <table:table-cell table:formula="of:=DATE([.A9];[.B9];[.C9])" office:value-type="date" office:date-value="1715-12-31" calcext:value-type="date">
            <text:p>31 Dec 1715</text:p>
          </table:table-cell>
          <table:table-cell office:value-type="float" office:value="10" calcext:value-type="float">
            <text:p>10</text:p>
          </table:table-cell>
          <table:table-cell table:formula="of:=[.L9]-[.I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0])/12)" office:value-type="float" office:value="0" calcext:value-type="float">
            <text:p>0</text:p>
          </table:table-cell>
          <table:table-cell table:formula="of:=[.A10]+4800-[.D10]" office:value-type="float" office:value="6535" calcext:value-type="float">
            <text:p>6535</text:p>
          </table:table-cell>
          <table:table-cell table:formula="of:=[.B10]+(12*[.D10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]+INT(((153*[.F10])+2)/5)+(365*[.E10]) + INT([.E10]/4) - INT([.E10]/100) + INT([.E10]/400) - 32045" office:value-type="float" office:value="2355120" calcext:value-type="float">
            <text:p>2355120</text:p>
          </table:table-cell>
          <table:table-cell table:formula="of:=[.I11]-[.G11]" office:value-type="float" office:value="-21" calcext:value-type="float">
            <text:p>-21</text:p>
          </table:table-cell>
          <table:table-cell office:value-type="string" calcext:value-type="string">
            <text:p>#</text:p>
          </table:table-cell>
          <table:table-cell table:formula="of:=DATE([.A10];[.B10];[.C10])" office:value-type="date" office:date-value="1735-12-31" calcext:value-type="date">
            <text:p>31 Dec 1735</text:p>
          </table:table-cell>
          <table:table-cell office:value-type="float" office:value="11" calcext:value-type="float">
            <text:p>11</text:p>
          </table:table-cell>
          <table:table-cell table:formula="of:=[.L10]-[.I1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1])/12)" office:value-type="float" office:value="0" calcext:value-type="float">
            <text:p>0</text:p>
          </table:table-cell>
          <table:table-cell table:formula="of:=[.A11]+4800-[.D11]" office:value-type="float" office:value="6545" calcext:value-type="float">
            <text:p>6545</text:p>
          </table:table-cell>
          <table:table-cell table:formula="of:=[.B11]+(12*[.D11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]+INT(((153*[.F11])+2)/5)+(365*[.E11]) + INT([.E11]/4) - INT([.E11]/100) + INT([.E11]/400) - 32045" office:value-type="float" office:value="2358773" calcext:value-type="float">
            <text:p>2358773</text:p>
          </table:table-cell>
          <table:table-cell table:formula="of:=[.I12]-[.G12]" office:value-type="float" office:value="-20" calcext:value-type="float">
            <text:p>-20</text:p>
          </table:table-cell>
          <table:table-cell office:value-type="string" calcext:value-type="string">
            <text:p>#</text:p>
          </table:table-cell>
          <table:table-cell table:formula="of:=DATE([.A11];[.B11];[.C11])" office:value-type="date" office:date-value="1745-12-31" calcext:value-type="date">
            <text:p>31 Dec 1745</text:p>
          </table:table-cell>
          <table:table-cell office:value-type="float" office:value="12" calcext:value-type="float">
            <text:p>12</text:p>
          </table:table-cell>
          <table:table-cell table:formula="of:=[.L11]-[.I1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2])/12)" office:value-type="float" office:value="0" calcext:value-type="float">
            <text:p>0</text:p>
          </table:table-cell>
          <table:table-cell table:formula="of:=[.A12]+4800-[.D12]" office:value-type="float" office:value="6553" calcext:value-type="float">
            <text:p>6553</text:p>
          </table:table-cell>
          <table:table-cell table:formula="of:=[.B12]+(12*[.D12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2]+INT(((153*[.F12])+2)/5)+(365*[.E12]) + INT([.E12]/4) - INT([.E12]/100) + INT([.E12]/400) - 32045" office:value-type="float" office:value="2361695" calcext:value-type="float">
            <text:p>2361695</text:p>
          </table:table-cell>
          <table:table-cell table:formula="of:=[.I13]-[.G13]" office:value-type="float" office:value="-19" calcext:value-type="float">
            <text:p>-19</text:p>
          </table:table-cell>
          <table:table-cell office:value-type="string" calcext:value-type="string">
            <text:p>#</text:p>
          </table:table-cell>
          <table:table-cell table:formula="of:=DATE([.A12];[.B12];[.C12])" office:value-type="date" office:date-value="1753-12-31" calcext:value-type="date">
            <text:p>31 Dec 1753</text:p>
          </table:table-cell>
          <table:table-cell office:value-type="float" office:value="13" calcext:value-type="float">
            <text:p>13</text:p>
          </table:table-cell>
          <table:table-cell table:formula="of:=[.L12]-[.I1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3])/12)" office:value-type="float" office:value="0" calcext:value-type="float">
            <text:p>0</text:p>
          </table:table-cell>
          <table:table-cell table:formula="of:=[.A13]+4800-[.D13]" office:value-type="float" office:value="6557" calcext:value-type="float">
            <text:p>6557</text:p>
          </table:table-cell>
          <table:table-cell table:formula="of:=[.B13]+(12*[.D1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3]+INT(((153*[.F13])+2)/5)+(365*[.E13]) + INT([.E13]/4) - INT([.E13]/100) + INT([.E13]/400) - 32045" office:value-type="float" office:value="2363156" calcext:value-type="float">
            <text:p>2363156</text:p>
          </table:table-cell>
          <table:table-cell table:formula="of:=[.I14]-[.G14]" office:value-type="float" office:value="-18" calcext:value-type="float">
            <text:p>-18</text:p>
          </table:table-cell>
          <table:table-cell office:value-type="string" calcext:value-type="string">
            <text:p>#</text:p>
          </table:table-cell>
          <table:table-cell table:formula="of:=DATE([.A13];[.B13];[.C13])" office:value-type="date" office:date-value="1757-12-31" calcext:value-type="date">
            <text:p>31 Dec 1757</text:p>
          </table:table-cell>
          <table:table-cell office:value-type="float" office:value="14" calcext:value-type="float">
            <text:p>14</text:p>
          </table:table-cell>
          <table:table-cell table:formula="of:=[.L13]-[.I1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4])/12)" office:value-type="float" office:value="0" calcext:value-type="float">
            <text:p>0</text:p>
          </table:table-cell>
          <table:table-cell table:formula="of:=[.A14]+4800-[.D14]" office:value-type="float" office:value="6565" calcext:value-type="float">
            <text:p>6565</text:p>
          </table:table-cell>
          <table:table-cell table:formula="of:=[.B14]+(12*[.D14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4]+INT(((153*[.F14])+2)/5)+(365*[.E14]) + INT([.E14]/4) - INT([.E14]/100) + INT([.E14]/400) - 32045" office:value-type="float" office:value="2366078" calcext:value-type="float">
            <text:p>2366078</text:p>
          </table:table-cell>
          <table:table-cell table:formula="of:=[.I15]-[.G15]" office:value-type="float" office:value="-17" calcext:value-type="float">
            <text:p>-17</text:p>
          </table:table-cell>
          <table:table-cell office:value-type="string" calcext:value-type="string">
            <text:p>#</text:p>
          </table:table-cell>
          <table:table-cell table:formula="of:=DATE([.A14];[.B14];[.C14])" office:value-type="date" office:date-value="1765-12-31" calcext:value-type="date">
            <text:p>31 Dec 1765</text:p>
          </table:table-cell>
          <table:table-cell office:value-type="float" office:value="15" calcext:value-type="float">
            <text:p>15</text:p>
          </table:table-cell>
          <table:table-cell table:formula="of:=[.L14]-[.I1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5])/12)" office:value-type="float" office:value="0" calcext:value-type="float">
            <text:p>0</text:p>
          </table:table-cell>
          <table:table-cell table:formula="of:=[.A15]+4800-[.D15]" office:value-type="float" office:value="6575" calcext:value-type="float">
            <text:p>6575</text:p>
          </table:table-cell>
          <table:table-cell table:formula="of:=[.B15]+(12*[.D15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5]+INT(((153*[.F15])+2)/5)+(365*[.E15]) + INT([.E15]/4) - INT([.E15]/100) + INT([.E15]/400) - 32045" office:value-type="float" office:value="2369730" calcext:value-type="float">
            <text:p>2369730</text:p>
          </table:table-cell>
          <table:table-cell table:formula="of:=[.I16]-[.G16]" office:value-type="float" office:value="-16" calcext:value-type="float">
            <text:p>-16</text:p>
          </table:table-cell>
          <table:table-cell office:value-type="string" calcext:value-type="string">
            <text:p>#</text:p>
          </table:table-cell>
          <table:table-cell table:formula="of:=DATE([.A15];[.B15];[.C15])" office:value-type="date" office:date-value="1775-12-31" calcext:value-type="date">
            <text:p>31 Dec 1775</text:p>
          </table:table-cell>
          <table:table-cell office:value-type="float" office:value="16" calcext:value-type="float">
            <text:p>16</text:p>
          </table:table-cell>
          <table:table-cell table:formula="of:=[.L15]-[.I1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6])/12)" office:value-type="float" office:value="0" calcext:value-type="float">
            <text:p>0</text:p>
          </table:table-cell>
          <table:table-cell table:formula="of:=[.A16]+4800-[.D16]" office:value-type="float" office:value="6593" calcext:value-type="float">
            <text:p>6593</text:p>
          </table:table-cell>
          <table:table-cell table:formula="of:=[.B16]+(12*[.D16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16]+INT(((153*[.F16])+2)/5)+(365*[.E16]) + INT([.E16]/4) - INT([.E16]/100) + INT([.E16]/400) - 32045" office:value-type="float" office:value="2376305" calcext:value-type="float">
            <text:p>2376305</text:p>
          </table:table-cell>
          <table:table-cell table:formula="of:=[.I17]-[.G17]" office:value-type="float" office:value="-17" calcext:value-type="float">
            <text:p>-17</text:p>
          </table:table-cell>
          <table:table-cell office:value-type="string" calcext:value-type="string">
            <text:p>#</text:p>
          </table:table-cell>
          <table:table-cell table:formula="of:=DATE([.A16];[.B16];[.C16])" office:value-type="date" office:date-value="1793-12-31" calcext:value-type="date">
            <text:p>31 Dec 1793</text:p>
          </table:table-cell>
          <table:table-cell office:value-type="float" office:value="15" calcext:value-type="float">
            <text:p>15</text:p>
          </table:table-cell>
          <table:table-cell table:formula="of:=[.L16]-[.I1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7])/12)" office:value-type="float" office:value="0" calcext:value-type="float">
            <text:p>0</text:p>
          </table:table-cell>
          <table:table-cell table:formula="of:=[.A17]+4800-[.D17]" office:value-type="float" office:value="6595" calcext:value-type="float">
            <text:p>6595</text:p>
          </table:table-cell>
          <table:table-cell table:formula="of:=[.B17]+(12*[.D17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17]+INT(((153*[.F17])+2)/5)+(365*[.E17]) + INT([.E17]/4) - INT([.E17]/100) + INT([.E17]/400) - 32045" office:value-type="float" office:value="2377035" calcext:value-type="float">
            <text:p>2377035</text:p>
          </table:table-cell>
          <table:table-cell table:formula="of:=[.I18]-[.G18]" office:value-type="float" office:value="-18" calcext:value-type="float">
            <text:p>-18</text:p>
          </table:table-cell>
          <table:table-cell office:value-type="string" calcext:value-type="string">
            <text:p>#</text:p>
          </table:table-cell>
          <table:table-cell table:formula="of:=DATE([.A17];[.B17];[.C17])" office:value-type="date" office:date-value="1795-12-31" calcext:value-type="date">
            <text:p>31 Dec 1795</text:p>
          </table:table-cell>
          <table:table-cell office:value-type="float" office:value="14" calcext:value-type="float">
            <text:p>14</text:p>
          </table:table-cell>
          <table:table-cell table:formula="of:=[.L17]-[.I1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8])/12)" office:value-type="float" office:value="0" calcext:value-type="float">
            <text:p>0</text:p>
          </table:table-cell>
          <table:table-cell table:formula="of:=[.A18]+4800-[.D18]" office:value-type="float" office:value="6598" calcext:value-type="float">
            <text:p>6598</text:p>
          </table:table-cell>
          <table:table-cell table:formula="of:=[.B18]+(12*[.D18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18]+INT(((153*[.F18])+2)/5)+(365*[.E18]) + INT([.E18]/4) - INT([.E18]/100) + INT([.E18]/400) - 32045" office:value-type="float" office:value="2378131" calcext:value-type="float">
            <text:p>2378131</text:p>
          </table:table-cell>
          <table:table-cell table:formula="of:=[.I19]-[.G19]" office:value-type="float" office:value="-19" calcext:value-type="float">
            <text:p>-19</text:p>
          </table:table-cell>
          <table:table-cell office:value-type="string" calcext:value-type="string">
            <text:p>#</text:p>
          </table:table-cell>
          <table:table-cell table:formula="of:=DATE([.A18];[.B18];[.C18])" office:value-type="date" office:date-value="1798-12-31" calcext:value-type="date">
            <text:p>31 Dec 1798</text:p>
          </table:table-cell>
          <table:table-cell office:value-type="float" office:value="13" calcext:value-type="float">
            <text:p>13</text:p>
          </table:table-cell>
          <table:table-cell table:formula="of:=[.L18]-[.I1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9])/12)" office:value-type="float" office:value="0" calcext:value-type="float">
            <text:p>0</text:p>
          </table:table-cell>
          <table:table-cell table:formula="of:=[.A19]+4800-[.D19]" office:value-type="float" office:value="6615" calcext:value-type="float">
            <text:p>6615</text:p>
          </table:table-cell>
          <table:table-cell table:formula="of:=[.B19]+(12*[.D19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19]+INT(((153*[.F19])+2)/5)+(365*[.E19]) + INT([.E19]/4) - INT([.E19]/100) + INT([.E19]/400) - 32045" office:value-type="float" office:value="2384339" calcext:value-type="float">
            <text:p>2384339</text:p>
          </table:table-cell>
          <table:table-cell table:formula="of:=[.I20]-[.G20]" office:value-type="float" office:value="-20" calcext:value-type="float">
            <text:p>-20</text:p>
          </table:table-cell>
          <table:table-cell office:value-type="string" calcext:value-type="string">
            <text:p>#</text:p>
          </table:table-cell>
          <table:table-cell table:formula="of:=DATE([.A19];[.B19];[.C19])" office:value-type="date" office:date-value="1815-12-31" calcext:value-type="date">
            <text:p>31 Dec 1815</text:p>
          </table:table-cell>
          <table:table-cell office:value-type="float" office:value="12" calcext:value-type="float">
            <text:p>12</text:p>
          </table:table-cell>
          <table:table-cell table:formula="of:=[.L19]-[.I1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0])/12)" office:value-type="float" office:value="0" calcext:value-type="float">
            <text:p>0</text:p>
          </table:table-cell>
          <table:table-cell table:formula="of:=[.A20]+4800-[.D20]" office:value-type="float" office:value="6621" calcext:value-type="float">
            <text:p>6621</text:p>
          </table:table-cell>
          <table:table-cell table:formula="of:=[.B20]+(12*[.D20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0]+INT(((153*[.F20])+2)/5)+(365*[.E20]) + INT([.E20]/4) - INT([.E20]/100) + INT([.E20]/400) - 32045" office:value-type="float" office:value="2386531" calcext:value-type="float">
            <text:p>2386531</text:p>
          </table:table-cell>
          <table:table-cell table:formula="of:=[.I21]-[.G21]" office:value-type="float" office:value="-21" calcext:value-type="float">
            <text:p>-21</text:p>
          </table:table-cell>
          <table:table-cell office:value-type="string" calcext:value-type="string">
            <text:p>#</text:p>
          </table:table-cell>
          <table:table-cell table:formula="of:=DATE([.A20];[.B20];[.C20])" office:value-type="date" office:date-value="1821-12-31" calcext:value-type="date">
            <text:p>31 Dec 1821</text:p>
          </table:table-cell>
          <table:table-cell office:value-type="float" office:value="11" calcext:value-type="float">
            <text:p>11</text:p>
          </table:table-cell>
          <table:table-cell table:formula="of:=[.L20]-[.I2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1])/12)" office:value-type="float" office:value="0" calcext:value-type="float">
            <text:p>0</text:p>
          </table:table-cell>
          <table:table-cell table:formula="of:=[.A21]+4800-[.D21]" office:value-type="float" office:value="6623" calcext:value-type="float">
            <text:p>6623</text:p>
          </table:table-cell>
          <table:table-cell table:formula="of:=[.B21]+(12*[.D21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1]+INT(((153*[.F21])+2)/5)+(365*[.E21]) + INT([.E21]/4) - INT([.E21]/100) + INT([.E21]/400) - 32045" office:value-type="float" office:value="2387261" calcext:value-type="float">
            <text:p>2387261</text:p>
          </table:table-cell>
          <table:table-cell table:formula="of:=[.I22]-[.G22]" office:value-type="float" office:value="-22" calcext:value-type="float">
            <text:p>-22</text:p>
          </table:table-cell>
          <table:table-cell office:value-type="string" calcext:value-type="string">
            <text:p>#</text:p>
          </table:table-cell>
          <table:table-cell table:formula="of:=DATE([.A21];[.B21];[.C21])" office:value-type="date" office:date-value="1823-12-31" calcext:value-type="date">
            <text:p>31 Dec 1823</text:p>
          </table:table-cell>
          <table:table-cell office:value-type="float" office:value="10" calcext:value-type="float">
            <text:p>10</text:p>
          </table:table-cell>
          <table:table-cell table:formula="of:=[.L21]-[.I2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2])/12)" office:value-type="float" office:value="0" calcext:value-type="float">
            <text:p>0</text:p>
          </table:table-cell>
          <table:table-cell table:formula="of:=[.A22]+4800-[.D22]" office:value-type="float" office:value="6625" calcext:value-type="float">
            <text:p>6625</text:p>
          </table:table-cell>
          <table:table-cell table:formula="of:=[.B22]+(12*[.D22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2]+INT(((153*[.F22])+2)/5)+(365*[.E22]) + INT([.E22]/4) - INT([.E22]/100) + INT([.E22]/400) - 32045" office:value-type="float" office:value="2387992" calcext:value-type="float">
            <text:p>2387992</text:p>
          </table:table-cell>
          <table:table-cell table:formula="of:=[.I23]-[.G23]" office:value-type="float" office:value="-23" calcext:value-type="float">
            <text:p>-23</text:p>
          </table:table-cell>
          <table:table-cell office:value-type="string" calcext:value-type="string">
            <text:p>#</text:p>
          </table:table-cell>
          <table:table-cell table:formula="of:=DATE([.A22];[.B22];[.C22])" office:value-type="date" office:date-value="1825-12-31" calcext:value-type="date">
            <text:p>31 Dec 1825</text:p>
          </table:table-cell>
          <table:table-cell office:value-type="float" office:value="9" calcext:value-type="float">
            <text:p>9</text:p>
          </table:table-cell>
          <table:table-cell table:formula="of:=[.L22]-[.I2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3])/12)" office:value-type="float" office:value="0" calcext:value-type="float">
            <text:p>0</text:p>
          </table:table-cell>
          <table:table-cell table:formula="of:=[.A23]+4800-[.D23]" office:value-type="float" office:value="6628" calcext:value-type="float">
            <text:p>6628</text:p>
          </table:table-cell>
          <table:table-cell table:formula="of:=[.B23]+(12*[.D23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3]+INT(((153*[.F23])+2)/5)+(365*[.E23]) + INT([.E23]/4) - INT([.E23]/100) + INT([.E23]/400) - 32045" office:value-type="float" office:value="2389088" calcext:value-type="float">
            <text:p>2389088</text:p>
          </table:table-cell>
          <table:table-cell table:formula="of:=[.I24]-[.G24]" office:value-type="float" office:value="-24" calcext:value-type="float">
            <text:p>-24</text:p>
          </table:table-cell>
          <table:table-cell office:value-type="string" calcext:value-type="string">
            <text:p>#</text:p>
          </table:table-cell>
          <table:table-cell table:formula="of:=DATE([.A23];[.B23];[.C23])" office:value-type="date" office:date-value="1828-12-31" calcext:value-type="date">
            <text:p>31 Dec 1828</text:p>
          </table:table-cell>
          <table:table-cell office:value-type="float" office:value="8" calcext:value-type="float">
            <text:p>8</text:p>
          </table:table-cell>
          <table:table-cell table:formula="of:=[.L23]-[.I2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4])/12)" office:value-type="float" office:value="0" calcext:value-type="float">
            <text:p>0</text:p>
          </table:table-cell>
          <table:table-cell table:formula="of:=[.A24]+4800-[.D24]" office:value-type="float" office:value="6633" calcext:value-type="float">
            <text:p>6633</text:p>
          </table:table-cell>
          <table:table-cell table:formula="of:=[.B24]+(12*[.D24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4]+INT(((153*[.F24])+2)/5)+(365*[.E24]) + INT([.E24]/4) - INT([.E24]/100) + INT([.E24]/400) - 32045" office:value-type="float" office:value="2390914" calcext:value-type="float">
            <text:p>2390914</text:p>
          </table:table-cell>
          <table:table-cell table:formula="of:=[.I25]-[.G25]" office:value-type="float" office:value="-25" calcext:value-type="float">
            <text:p>-25</text:p>
          </table:table-cell>
          <table:table-cell office:value-type="string" calcext:value-type="string">
            <text:p>#</text:p>
          </table:table-cell>
          <table:table-cell table:formula="of:=DATE([.A24];[.B24];[.C24])" office:value-type="date" office:date-value="1833-12-31" calcext:value-type="date">
            <text:p>31 Dec 1833</text:p>
          </table:table-cell>
          <table:table-cell office:value-type="float" office:value="7" calcext:value-type="float">
            <text:p>7</text:p>
          </table:table-cell>
          <table:table-cell table:formula="of:=[.L24]-[.I2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5])/12)" office:value-type="float" office:value="0" calcext:value-type="float">
            <text:p>0</text:p>
          </table:table-cell>
          <table:table-cell table:formula="of:=[.A25]+4800-[.D25]" office:value-type="float" office:value="6637" calcext:value-type="float">
            <text:p>6637</text:p>
          </table:table-cell>
          <table:table-cell table:formula="of:=[.B25]+(12*[.D25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5]+INT(((153*[.F25])+2)/5)+(365*[.E25]) + INT([.E25]/4) - INT([.E25]/100) + INT([.E25]/400) - 32045" office:value-type="float" office:value="2392375" calcext:value-type="float">
            <text:p>2392375</text:p>
          </table:table-cell>
          <table:table-cell table:formula="of:=[.I26]-[.G26]" office:value-type="float" office:value="-26" calcext:value-type="float">
            <text:p>-26</text:p>
          </table:table-cell>
          <table:table-cell office:value-type="string" calcext:value-type="string">
            <text:p>#</text:p>
          </table:table-cell>
          <table:table-cell table:formula="of:=DATE([.A25];[.B25];[.C25])" office:value-type="date" office:date-value="1837-12-31" calcext:value-type="date">
            <text:p>31 Dec 1837</text:p>
          </table:table-cell>
          <table:table-cell office:value-type="float" office:value="6" calcext:value-type="float">
            <text:p>6</text:p>
          </table:table-cell>
          <table:table-cell table:formula="of:=[.L25]-[.I2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6])/12)" office:value-type="float" office:value="0" calcext:value-type="float">
            <text:p>0</text:p>
          </table:table-cell>
          <table:table-cell table:formula="of:=[.A26]+4800-[.D26]" office:value-type="float" office:value="6645" calcext:value-type="float">
            <text:p>6645</text:p>
          </table:table-cell>
          <table:table-cell table:formula="of:=[.B26]+(12*[.D26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26]+INT(((153*[.F26])+2)/5)+(365*[.E26]) + INT([.E26]/4) - INT([.E26]/100) + INT([.E26]/400) - 32045" office:value-type="float" office:value="2395297" calcext:value-type="float">
            <text:p>2395297</text:p>
          </table:table-cell>
          <table:table-cell table:formula="of:=[.I27]-[.G27]" office:value-type="float" office:value="-25" calcext:value-type="float">
            <text:p>-25</text:p>
          </table:table-cell>
          <table:table-cell office:value-type="string" calcext:value-type="string">
            <text:p>#</text:p>
          </table:table-cell>
          <table:table-cell table:formula="of:=DATE([.A26];[.B26];[.C26])" office:value-type="date" office:date-value="1845-12-31" calcext:value-type="date">
            <text:p>31 Dec 1845</text:p>
          </table:table-cell>
          <table:table-cell office:value-type="float" office:value="7" calcext:value-type="float">
            <text:p>7</text:p>
          </table:table-cell>
          <table:table-cell table:formula="of:=[.L26]-[.I2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7])/12)" office:value-type="float" office:value="0" calcext:value-type="float">
            <text:p>0</text:p>
          </table:table-cell>
          <table:table-cell table:formula="of:=[.A27]+4800-[.D27]" office:value-type="float" office:value="6655" calcext:value-type="float">
            <text:p>6655</text:p>
          </table:table-cell>
          <table:table-cell table:formula="of:=[.B27]+(12*[.D27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27]+INT(((153*[.F27])+2)/5)+(365*[.E27]) + INT([.E27]/4) - INT([.E27]/100) + INT([.E27]/400) - 32045" office:value-type="float" office:value="2398949" calcext:value-type="float">
            <text:p>2398949</text:p>
          </table:table-cell>
          <table:table-cell table:formula="of:=[.I28]-[.G28]" office:value-type="float" office:value="-24" calcext:value-type="float">
            <text:p>-24</text:p>
          </table:table-cell>
          <table:table-cell office:value-type="string" calcext:value-type="string">
            <text:p>#</text:p>
          </table:table-cell>
          <table:table-cell table:formula="of:=DATE([.A27];[.B27];[.C27])" office:value-type="date" office:date-value="1855-12-31" calcext:value-type="date">
            <text:p>31 Dec 1855</text:p>
          </table:table-cell>
          <table:table-cell office:value-type="float" office:value="8" calcext:value-type="float">
            <text:p>8</text:p>
          </table:table-cell>
          <table:table-cell table:formula="of:=[.L27]-[.I2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8])/12)" office:value-type="float" office:value="0" calcext:value-type="float">
            <text:p>0</text:p>
          </table:table-cell>
          <table:table-cell table:formula="of:=[.A28]+4800-[.D28]" office:value-type="float" office:value="6660" calcext:value-type="float">
            <text:p>6660</text:p>
          </table:table-cell>
          <table:table-cell table:formula="of:=[.B28]+(12*[.D28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8]+INT(((153*[.F28])+2)/5)+(365*[.E28]) + INT([.E28]/4) - INT([.E28]/100) + INT([.E28]/400) - 32045" office:value-type="float" office:value="2400776" calcext:value-type="float">
            <text:p>2400776</text:p>
          </table:table-cell>
          <table:table-cell table:formula="of:=[.I29]-[.G29]" office:value-type="float" office:value="-25" calcext:value-type="float">
            <text:p>-25</text:p>
          </table:table-cell>
          <table:table-cell office:value-type="string" calcext:value-type="string">
            <text:p>#</text:p>
          </table:table-cell>
          <table:table-cell table:formula="of:=DATE([.A28];[.B28];[.C28])" office:value-type="date" office:date-value="1860-12-31" calcext:value-type="date">
            <text:p>31 Dec 1860</text:p>
          </table:table-cell>
          <table:table-cell office:value-type="float" office:value="7" calcext:value-type="float">
            <text:p>7</text:p>
          </table:table-cell>
          <table:table-cell table:formula="of:=[.L28]-[.I2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29])/12)" office:value-type="float" office:value="0" calcext:value-type="float">
            <text:p>0</text:p>
          </table:table-cell>
          <table:table-cell table:formula="of:=[.A29]+4800-[.D29]" office:value-type="float" office:value="6662" calcext:value-type="float">
            <text:p>6662</text:p>
          </table:table-cell>
          <table:table-cell table:formula="of:=[.B29]+(12*[.D29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29]+INT(((153*[.F29])+2)/5)+(365*[.E29]) + INT([.E29]/4) - INT([.E29]/100) + INT([.E29]/400) - 32045" office:value-type="float" office:value="2401506" calcext:value-type="float">
            <text:p>2401506</text:p>
          </table:table-cell>
          <table:table-cell table:formula="of:=[.I30]-[.G30]" office:value-type="float" office:value="-26" calcext:value-type="float">
            <text:p>-26</text:p>
          </table:table-cell>
          <table:table-cell office:value-type="string" calcext:value-type="string">
            <text:p>#</text:p>
          </table:table-cell>
          <table:table-cell table:formula="of:=DATE([.A29];[.B29];[.C29])" office:value-type="date" office:date-value="1862-12-31" calcext:value-type="date">
            <text:p>31 Dec 1862</text:p>
          </table:table-cell>
          <table:table-cell office:value-type="float" office:value="6" calcext:value-type="float">
            <text:p>6</text:p>
          </table:table-cell>
          <table:table-cell table:formula="of:=[.L29]-[.I2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0])/12)" office:value-type="float" office:value="0" calcext:value-type="float">
            <text:p>0</text:p>
          </table:table-cell>
          <table:table-cell table:formula="of:=[.A30]+4800-[.D30]" office:value-type="float" office:value="6664" calcext:value-type="float">
            <text:p>6664</text:p>
          </table:table-cell>
          <table:table-cell table:formula="of:=[.B30]+(12*[.D30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0]+INT(((153*[.F30])+2)/5)+(365*[.E30]) + INT([.E30]/4) - INT([.E30]/100) + INT([.E30]/400) - 32045" office:value-type="float" office:value="2402237" calcext:value-type="float">
            <text:p>2402237</text:p>
          </table:table-cell>
          <table:table-cell table:formula="of:=[.I31]-[.G31]" office:value-type="float" office:value="-27" calcext:value-type="float">
            <text:p>-27</text:p>
          </table:table-cell>
          <table:table-cell office:value-type="string" calcext:value-type="string">
            <text:p>#</text:p>
          </table:table-cell>
          <table:table-cell table:formula="of:=DATE([.A30];[.B30];[.C30])" office:value-type="date" office:date-value="1864-12-31" calcext:value-type="date">
            <text:p>31 Dec 1864</text:p>
          </table:table-cell>
          <table:table-cell office:value-type="float" office:value="5" calcext:value-type="float">
            <text:p>5</text:p>
          </table:table-cell>
          <table:table-cell table:formula="of:=[.L30]-[.I3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1])/12)" office:value-type="float" office:value="0" calcext:value-type="float">
            <text:p>0</text:p>
          </table:table-cell>
          <table:table-cell table:formula="of:=[.A31]+4800-[.D31]" office:value-type="float" office:value="6665" calcext:value-type="float">
            <text:p>6665</text:p>
          </table:table-cell>
          <table:table-cell table:formula="of:=[.B31]+(12*[.D31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1]+INT(((153*[.F31])+2)/5)+(365*[.E31]) + INT([.E31]/4) - INT([.E31]/100) + INT([.E31]/400) - 32045" office:value-type="float" office:value="2402602" calcext:value-type="float">
            <text:p>2402602</text:p>
          </table:table-cell>
          <table:table-cell table:formula="of:=[.I32]-[.G32]" office:value-type="float" office:value="-28" calcext:value-type="float">
            <text:p>-28</text:p>
          </table:table-cell>
          <table:table-cell office:value-type="string" calcext:value-type="string">
            <text:p>#</text:p>
          </table:table-cell>
          <table:table-cell table:formula="of:=DATE([.A31];[.B31];[.C31])" office:value-type="date" office:date-value="1865-12-31" calcext:value-type="date">
            <text:p>31 Dec 1865</text:p>
          </table:table-cell>
          <table:table-cell office:value-type="float" office:value="4" calcext:value-type="float">
            <text:p>4</text:p>
          </table:table-cell>
          <table:table-cell table:formula="of:=[.L31]-[.I3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2])/12)" office:value-type="float" office:value="0" calcext:value-type="float">
            <text:p>0</text:p>
          </table:table-cell>
          <table:table-cell table:formula="of:=[.A32]+4800-[.D32]" office:value-type="float" office:value="6667" calcext:value-type="float">
            <text:p>6667</text:p>
          </table:table-cell>
          <table:table-cell table:formula="of:=[.B32]+(12*[.D32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2]+INT(((153*[.F32])+2)/5)+(365*[.E32]) + INT([.E32]/4) - INT([.E32]/100) + INT([.E32]/400) - 32045" office:value-type="float" office:value="2403332" calcext:value-type="float">
            <text:p>2403332</text:p>
          </table:table-cell>
          <table:table-cell table:formula="of:=[.I33]-[.G33]" office:value-type="float" office:value="-29" calcext:value-type="float">
            <text:p>-29</text:p>
          </table:table-cell>
          <table:table-cell office:value-type="string" calcext:value-type="string">
            <text:p>#</text:p>
          </table:table-cell>
          <table:table-cell table:formula="of:=DATE([.A32];[.B32];[.C32])" office:value-type="date" office:date-value="1867-12-31" calcext:value-type="date">
            <text:p>31 Dec 1867</text:p>
          </table:table-cell>
          <table:table-cell office:value-type="float" office:value="3" calcext:value-type="float">
            <text:p>3</text:p>
          </table:table-cell>
          <table:table-cell table:formula="of:=[.L32]-[.I3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3])/12)" office:value-type="float" office:value="0" calcext:value-type="float">
            <text:p>0</text:p>
          </table:table-cell>
          <table:table-cell table:formula="of:=[.A33]+4800-[.D33]" office:value-type="float" office:value="6669" calcext:value-type="float">
            <text:p>6669</text:p>
          </table:table-cell>
          <table:table-cell table:formula="of:=[.B33]+(12*[.D33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3]+INT(((153*[.F33])+2)/5)+(365*[.E33]) + INT([.E33]/4) - INT([.E33]/100) + INT([.E33]/400) - 32045" office:value-type="float" office:value="2404063" calcext:value-type="float">
            <text:p>2404063</text:p>
          </table:table-cell>
          <table:table-cell table:formula="of:=[.I34]-[.G34]" office:value-type="float" office:value="-30" calcext:value-type="float">
            <text:p>-30</text:p>
          </table:table-cell>
          <table:table-cell office:value-type="string" calcext:value-type="string">
            <text:p>#</text:p>
          </table:table-cell>
          <table:table-cell table:formula="of:=DATE([.A33];[.B33];[.C33])" office:value-type="date" office:date-value="1869-12-31" calcext:value-type="date">
            <text:p>31 Dec 1869</text:p>
          </table:table-cell>
          <table:table-cell office:value-type="float" office:value="2" calcext:value-type="float">
            <text:p>2</text:p>
          </table:table-cell>
          <table:table-cell table:formula="of:=[.L33]-[.I3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4])/12)" office:value-type="float" office:value="0" calcext:value-type="float">
            <text:p>0</text:p>
          </table:table-cell>
          <table:table-cell table:formula="of:=[.A34]+4800-[.D34]" office:value-type="float" office:value="6670" calcext:value-type="float">
            <text:p>6670</text:p>
          </table:table-cell>
          <table:table-cell table:formula="of:=[.B34]+(12*[.D34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4]+INT(((153*[.F34])+2)/5)+(365*[.E34]) + INT([.E34]/4) - INT([.E34]/100) + INT([.E34]/400) - 32045" office:value-type="float" office:value="2404428" calcext:value-type="float">
            <text:p>2404428</text:p>
          </table:table-cell>
          <table:table-cell table:formula="of:=[.I35]-[.G35]" office:value-type="float" office:value="-31" calcext:value-type="float">
            <text:p>-31</text:p>
          </table:table-cell>
          <table:table-cell office:value-type="string" calcext:value-type="string">
            <text:p>#</text:p>
          </table:table-cell>
          <table:table-cell table:formula="of:=DATE([.A34];[.B34];[.C34])" office:value-type="date" office:date-value="1870-12-31" calcext:value-type="date">
            <text:p>31 Dec 1870</text:p>
          </table:table-cell>
          <table:table-cell office:value-type="float" office:value="1" calcext:value-type="float">
            <text:p>1</text:p>
          </table:table-cell>
          <table:table-cell table:formula="of:=[.L34]-[.I3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5])/12)" office:value-type="float" office:value="0" calcext:value-type="float">
            <text:p>0</text:p>
          </table:table-cell>
          <table:table-cell table:formula="of:=[.A35]+4800-[.D35]" office:value-type="float" office:value="6671" calcext:value-type="float">
            <text:p>6671</text:p>
          </table:table-cell>
          <table:table-cell table:formula="of:=[.B35]+(12*[.D35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5]+INT(((153*[.F35])+2)/5)+(365*[.E35]) + INT([.E35]/4) - INT([.E35]/100) + INT([.E35]/400) - 32045" office:value-type="float" office:value="2404793" calcext:value-type="float">
            <text:p>2404793</text:p>
          </table:table-cell>
          <table:table-cell table:formula="of:=[.I36]-[.G36]" office:value-type="float" office:value="-32" calcext:value-type="float">
            <text:p>-32</text:p>
          </table:table-cell>
          <table:table-cell office:value-type="string" calcext:value-type="string">
            <text:p>#</text:p>
          </table:table-cell>
          <table:table-cell table:formula="of:=DATE([.A35];[.B35];[.C35])" office:value-type="date" office:date-value="1871-12-31" calcext:value-type="date">
            <text:p>31 Dec 1871</text:p>
          </table:table-cell>
          <table:table-cell office:value-type="float" office:value="0" calcext:value-type="float">
            <text:p>0</text:p>
          </table:table-cell>
          <table:table-cell table:formula="of:=[.L35]-[.I3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6])/12)" office:value-type="float" office:value="0" calcext:value-type="float">
            <text:p>0</text:p>
          </table:table-cell>
          <table:table-cell table:formula="of:=[.A36]+4800-[.D36]" office:value-type="float" office:value="6673" calcext:value-type="float">
            <text:p>6673</text:p>
          </table:table-cell>
          <table:table-cell table:formula="of:=[.B36]+(12*[.D36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6]+INT(((153*[.F36])+2)/5)+(365*[.E36]) + INT([.E36]/4) - INT([.E36]/100) + INT([.E36]/400) - 32045" office:value-type="float" office:value="2405524" calcext:value-type="float">
            <text:p>2405524</text:p>
          </table:table-cell>
          <table:table-cell table:formula="of:=[.I37]-[.G37]" office:value-type="float" office:value="-33" calcext:value-type="float">
            <text:p>-33</text:p>
          </table:table-cell>
          <table:table-cell office:value-type="string" calcext:value-type="string">
            <text:p>#</text:p>
          </table:table-cell>
          <table:table-cell table:formula="of:=DATE([.A36];[.B36];[.C36])" office:value-type="date" office:date-value="1873-12-31" calcext:value-type="date">
            <text:p>31 Dec 1873</text:p>
          </table:table-cell>
          <table:table-cell office:value-type="float" office:value="-1" calcext:value-type="float">
            <text:p>-1</text:p>
          </table:table-cell>
          <table:table-cell table:formula="of:=[.L36]-[.I3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7])/12)" office:value-type="float" office:value="0" calcext:value-type="float">
            <text:p>0</text:p>
          </table:table-cell>
          <table:table-cell table:formula="of:=[.A37]+4800-[.D37]" office:value-type="float" office:value="6674" calcext:value-type="float">
            <text:p>6674</text:p>
          </table:table-cell>
          <table:table-cell table:formula="of:=[.B37]+(12*[.D37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7]+INT(((153*[.F37])+2)/5)+(365*[.E37]) + INT([.E37]/4) - INT([.E37]/100) + INT([.E37]/400) - 32045" office:value-type="float" office:value="2405889" calcext:value-type="float">
            <text:p>2405889</text:p>
          </table:table-cell>
          <table:table-cell table:formula="of:=[.I38]-[.G38]" office:value-type="float" office:value="-34" calcext:value-type="float">
            <text:p>-34</text:p>
          </table:table-cell>
          <table:table-cell office:value-type="string" calcext:value-type="string">
            <text:p>#</text:p>
          </table:table-cell>
          <table:table-cell table:formula="of:=DATE([.A37];[.B37];[.C37])" office:value-type="date" office:date-value="1874-12-31" calcext:value-type="date">
            <text:p>31 Dec 1874</text:p>
          </table:table-cell>
          <table:table-cell office:value-type="float" office:value="-2" calcext:value-type="float">
            <text:p>-2</text:p>
          </table:table-cell>
          <table:table-cell table:formula="of:=[.L37]-[.I3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38])/12)" office:value-type="float" office:value="0" calcext:value-type="float">
            <text:p>0</text:p>
          </table:table-cell>
          <table:table-cell table:formula="of:=[.A38]+4800-[.D38]" office:value-type="float" office:value="6676" calcext:value-type="float">
            <text:p>6676</text:p>
          </table:table-cell>
          <table:table-cell table:formula="of:=[.B38]+(12*[.D38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8]+INT(((153*[.F38])+2)/5)+(365*[.E38]) + INT([.E38]/4) - INT([.E38]/100) + INT([.E38]/400) - 32045" office:value-type="float" office:value="2406620" calcext:value-type="float">
            <text:p>2406620</text:p>
          </table:table-cell>
          <table:table-cell table:formula="of:=[.I39]-[.G39]" office:value-type="float" office:value="-35" calcext:value-type="float">
            <text:p>-35</text:p>
          </table:table-cell>
          <table:table-cell office:value-type="string" calcext:value-type="string">
            <text:p>#</text:p>
          </table:table-cell>
          <table:table-cell table:formula="of:=DATE([.A38];[.B38];[.C38])" office:value-type="date" office:date-value="1876-12-31" calcext:value-type="date">
            <text:p>31 Dec 1876</text:p>
          </table:table-cell>
          <table:table-cell office:value-type="float" office:value="-3" calcext:value-type="float">
            <text:p>-3</text:p>
          </table:table-cell>
          <table:table-cell table:formula="of:=[.L38]-[.I3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39]+4800-[.D39]" office:value-type="float" office:value="6677" calcext:value-type="float">
            <text:p>6677</text:p>
          </table:table-cell>
          <table:table-cell table:formula="of:=[.B39]+(12*[.D39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39]+INT(((153*[.F39])+2)/5)+(365*[.E39]) + INT([.E39]/4) - INT([.E39]/100) + INT([.E39]/400) - 32045" office:value-type="float" office:value="2406985" calcext:value-type="float">
            <text:p>2406985</text:p>
          </table:table-cell>
          <table:table-cell table:formula="of:=[.I40]-[.G40]" office:value-type="float" office:value="-36" calcext:value-type="float">
            <text:p>-36</text:p>
          </table:table-cell>
          <table:table-cell office:value-type="string" calcext:value-type="string">
            <text:p>#</text:p>
          </table:table-cell>
          <table:table-cell table:formula="of:=DATE([.A39];[.B39];[.C39])" office:value-type="date" office:date-value="1877-12-31" calcext:value-type="date">
            <text:p>31 Dec 1877</text:p>
          </table:table-cell>
          <table:table-cell office:value-type="float" office:value="-4" calcext:value-type="float">
            <text:p>-4</text:p>
          </table:table-cell>
          <table:table-cell table:formula="of:=[.L39]-[.I3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0])/12)" office:value-type="float" office:value="0" calcext:value-type="float">
            <text:p>0</text:p>
          </table:table-cell>
          <table:table-cell table:formula="of:=[.A40]+4800-[.D40]" office:value-type="float" office:value="6678" calcext:value-type="float">
            <text:p>6678</text:p>
          </table:table-cell>
          <table:table-cell table:formula="of:=[.B40]+(12*[.D40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40]+INT(((153*[.F40])+2)/5)+(365*[.E40]) + INT([.E40]/4) - INT([.E40]/100) + INT([.E40]/400) - 32045" office:value-type="float" office:value="2407350" calcext:value-type="float">
            <text:p>2407350</text:p>
          </table:table-cell>
          <table:table-cell table:formula="of:=[.I41]-[.G41]" office:value-type="float" office:value="-37" calcext:value-type="float">
            <text:p>-37</text:p>
          </table:table-cell>
          <table:table-cell office:value-type="string" calcext:value-type="string">
            <text:p>#</text:p>
          </table:table-cell>
          <table:table-cell table:formula="of:=DATE([.A40];[.B40];[.C40])" office:value-type="date" office:date-value="1878-12-31" calcext:value-type="date">
            <text:p>31 Dec 1878</text:p>
          </table:table-cell>
          <table:table-cell office:value-type="float" office:value="-5" calcext:value-type="float">
            <text:p>-5</text:p>
          </table:table-cell>
          <table:table-cell table:formula="of:=[.L40]-[.I4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A41]+4800-[.D41]" office:value-type="float" office:value="6685" calcext:value-type="float">
            <text:p>6685</text:p>
          </table:table-cell>
          <table:table-cell table:formula="of:=[.B41]+(12*[.D41]) - 3"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formula="of:=[.C41]+INT(((153*[.F41])+2)/5)+(365*[.E41]) + INT([.E41]/4) - INT([.E41]/100) + INT([.E41]/400) - 32045" office:value-type="float" office:value="2409907" calcext:value-type="float">
            <text:p>2409907</text:p>
          </table:table-cell>
          <table:table-cell table:formula="of:=[.I42]-[.G42]" office:value-type="float" office:value="-38" calcext:value-type="float">
            <text:p>-38</text:p>
          </table:table-cell>
          <table:table-cell office:value-type="string" calcext:value-type="string">
            <text:p>#</text:p>
          </table:table-cell>
          <table:table-cell table:formula="of:=DATE([.A41];[.B41];[.C41])" office:value-type="date" office:date-value="1885-12-31" calcext:value-type="date">
            <text:p>31 Dec 1885</text:p>
          </table:table-cell>
          <table:table-cell office:value-type="float" office:value="-6" calcext:value-type="float">
            <text:p>-6</text:p>
          </table:table-cell>
          <table:table-cell table:formula="of:=[.L41]-[.I4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2])/12)" office:value-type="float" office:value="0" calcext:value-type="float">
            <text:p>0</text:p>
          </table:table-cell>
          <table:table-cell table:formula="of:=[.A42]+4800-[.D42]" office:value-type="float" office:value="6693" calcext:value-type="float">
            <text:p>6693</text:p>
          </table:table-cell>
          <table:table-cell table:formula="of:=[.B42]+(12*[.D42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2]+INT(((153*[.F42])+2)/5)+(365*[.E42]) + INT([.E42]/4) - INT([.E42]/100) + INT([.E42]/400) - 32045" office:value-type="float" office:value="2412829" calcext:value-type="float">
            <text:p>2412829</text:p>
          </table:table-cell>
          <table:table-cell table:formula="of:=[.I43]-[.G43]" office:value-type="float" office:value="-37" calcext:value-type="float">
            <text:p>-37</text:p>
          </table:table-cell>
          <table:table-cell office:value-type="string" calcext:value-type="string">
            <text:p>#</text:p>
          </table:table-cell>
          <table:table-cell table:formula="of:=DATE([.A42];[.B42];[.C42])" office:value-type="date" office:date-value="1893-12-31" calcext:value-type="date">
            <text:p>31 Dec 1893</text:p>
          </table:table-cell>
          <table:table-cell office:value-type="float" office:value="-5" calcext:value-type="float">
            <text:p>-5</text:p>
          </table:table-cell>
          <table:table-cell table:formula="of:=[.L42]-[.I4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3])/12)" office:value-type="float" office:value="0" calcext:value-type="float">
            <text:p>0</text:p>
          </table:table-cell>
          <table:table-cell table:formula="of:=[.A43]+4800-[.D43]" office:value-type="float" office:value="6696" calcext:value-type="float">
            <text:p>6696</text:p>
          </table:table-cell>
          <table:table-cell table:formula="of:=[.B43]+(12*[.D4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3]+INT(((153*[.F43])+2)/5)+(365*[.E43]) + INT([.E43]/4) - INT([.E43]/100) + INT([.E43]/400) - 32045" office:value-type="float" office:value="2413925" calcext:value-type="float">
            <text:p>2413925</text:p>
          </table:table-cell>
          <table:table-cell table:formula="of:=[.I44]-[.G44]" office:value-type="float" office:value="-36" calcext:value-type="float">
            <text:p>-36</text:p>
          </table:table-cell>
          <table:table-cell office:value-type="string" calcext:value-type="string">
            <text:p>#</text:p>
          </table:table-cell>
          <table:table-cell table:formula="of:=DATE([.A43];[.B43];[.C43])" office:value-type="date" office:date-value="1896-12-31" calcext:value-type="date">
            <text:p>31 Dec 1896</text:p>
          </table:table-cell>
          <table:table-cell office:value-type="float" office:value="-4" calcext:value-type="float">
            <text:p>-4</text:p>
          </table:table-cell>
          <table:table-cell table:formula="of:=[.L43]-[.I4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4])/12)" office:value-type="float" office:value="0" calcext:value-type="float">
            <text:p>0</text:p>
          </table:table-cell>
          <table:table-cell table:formula="of:=[.A44]+4800-[.D44]" office:value-type="float" office:value="6699" calcext:value-type="float">
            <text:p>6699</text:p>
          </table:table-cell>
          <table:table-cell table:formula="of:=[.B44]+(12*[.D44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4]+INT(((153*[.F44])+2)/5)+(365*[.E44]) + INT([.E44]/4) - INT([.E44]/100) + INT([.E44]/400) - 32045" office:value-type="float" office:value="2415020" calcext:value-type="float">
            <text:p>2415020</text:p>
          </table:table-cell>
          <table:table-cell table:formula="of:=[.I45]-[.G45]" office:value-type="float" office:value="-35" calcext:value-type="float">
            <text:p>-35</text:p>
          </table:table-cell>
          <table:table-cell office:value-type="string" calcext:value-type="string">
            <text:p>#</text:p>
          </table:table-cell>
          <table:table-cell table:formula="of:=DATE([.A44];[.B44];[.C44])" office:value-type="date" office:date-value="1899-12-31" calcext:value-type="date">
            <text:p>31 Dec 1899</text:p>
          </table:table-cell>
          <table:table-cell office:value-type="float" office:value="-3" calcext:value-type="float">
            <text:p>-3</text:p>
          </table:table-cell>
          <table:table-cell table:formula="of:=[.L44]-[.I4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5])/12)" office:value-type="float" office:value="0" calcext:value-type="float">
            <text:p>0</text:p>
          </table:table-cell>
          <table:table-cell table:formula="of:=[.A45]+4800-[.D45]" office:value-type="float" office:value="6700" calcext:value-type="float">
            <text:p>6700</text:p>
          </table:table-cell>
          <table:table-cell table:formula="of:=[.B45]+(12*[.D45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5]+INT(((153*[.F45])+2)/5)+(365*[.E45]) + INT([.E45]/4) - INT([.E45]/100) + INT([.E45]/400) - 32045" office:value-type="float" office:value="2415385" calcext:value-type="float">
            <text:p>2415385</text:p>
          </table:table-cell>
          <table:table-cell table:formula="of:=[.I46]-[.G46]" office:value-type="float" office:value="-34" calcext:value-type="float">
            <text:p>-34</text:p>
          </table:table-cell>
          <table:table-cell office:value-type="string" calcext:value-type="string">
            <text:p>#</text:p>
          </table:table-cell>
          <table:table-cell table:formula="of:=DATE([.A45];[.B45];[.C45])" office:value-type="date" office:date-value="1900-12-31" calcext:value-type="date">
            <text:p>31 Dec 1900</text:p>
          </table:table-cell>
          <table:table-cell office:value-type="float" office:value="-2" calcext:value-type="float">
            <text:p>-2</text:p>
          </table:table-cell>
          <table:table-cell table:formula="of:=[.L45]-[.I4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6])/12)" office:value-type="float" office:value="0" calcext:value-type="float">
            <text:p>0</text:p>
          </table:table-cell>
          <table:table-cell table:formula="of:=[.A46]+4800-[.D46]" office:value-type="float" office:value="6701" calcext:value-type="float">
            <text:p>6701</text:p>
          </table:table-cell>
          <table:table-cell table:formula="of:=[.B46]+(12*[.D46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6]+INT(((153*[.F46])+2)/5)+(365*[.E46]) + INT([.E46]/4) - INT([.E46]/100) + INT([.E46]/400) - 32045" office:value-type="float" office:value="2415750" calcext:value-type="float">
            <text:p>2415750</text:p>
          </table:table-cell>
          <table:table-cell table:formula="of:=[.I47]-[.G47]" office:value-type="float" office:value="-33" calcext:value-type="float">
            <text:p>-33</text:p>
          </table:table-cell>
          <table:table-cell office:value-type="string" calcext:value-type="string">
            <text:p>#</text:p>
          </table:table-cell>
          <table:table-cell table:formula="of:=DATE([.A46];[.B46];[.C46])" office:value-type="date" office:date-value="1901-12-31" calcext:value-type="date">
            <text:p>31 Dec 1901</text:p>
          </table:table-cell>
          <table:table-cell office:value-type="float" office:value="-1" calcext:value-type="float">
            <text:p>-1</text:p>
          </table:table-cell>
          <table:table-cell table:formula="of:=[.L46]-[.I4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7])/12)" office:value-type="float" office:value="0" calcext:value-type="float">
            <text:p>0</text:p>
          </table:table-cell>
          <table:table-cell table:formula="of:=[.A47]+4800-[.D47]" office:value-type="float" office:value="6702" calcext:value-type="float">
            <text:p>6702</text:p>
          </table:table-cell>
          <table:table-cell table:formula="of:=[.B47]+(12*[.D47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7]+INT(((153*[.F47])+2)/5)+(365*[.E47]) + INT([.E47]/4) - INT([.E47]/100) + INT([.E47]/400) - 32045" office:value-type="float" office:value="2416115" calcext:value-type="float">
            <text:p>2416115</text:p>
          </table:table-cell>
          <table:table-cell table:formula="of:=[.I48]-[.G48]" office:value-type="float" office:value="-32" calcext:value-type="float">
            <text:p>-32</text:p>
          </table:table-cell>
          <table:table-cell office:value-type="string" calcext:value-type="string">
            <text:p>#</text:p>
          </table:table-cell>
          <table:table-cell table:formula="of:=DATE([.A47];[.B47];[.C47])" office:value-type="date" office:date-value="1902-12-31" calcext:value-type="date">
            <text:p>31 Dec 1902</text:p>
          </table:table-cell>
          <table:table-cell office:value-type="float" office:value="0" calcext:value-type="float">
            <text:p>0</text:p>
          </table:table-cell>
          <table:table-cell table:formula="of:=[.L47]-[.I4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48])/12)" office:value-type="float" office:value="0" calcext:value-type="float">
            <text:p>0</text:p>
          </table:table-cell>
          <table:table-cell table:formula="of:=[.A48]+4800-[.D48]" office:value-type="float" office:value="6703" calcext:value-type="float">
            <text:p>6703</text:p>
          </table:table-cell>
          <table:table-cell table:formula="of:=[.B48]+(12*[.D48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48]+INT(((153*[.F48])+2)/5)+(365*[.E48]) + INT([.E48]/4) - INT([.E48]/100) + INT([.E48]/400) - 32045" office:value-type="float" office:value="2416296" calcext:value-type="float">
            <text:p>2416296</text:p>
          </table:table-cell>
          <table:table-cell table:formula="of:=[.I49]-[.G49]" office:value-type="float" office:value="-31" calcext:value-type="float">
            <text:p>-31</text:p>
          </table:table-cell>
          <table:table-cell office:value-type="string" calcext:value-type="string">
            <text:p>#</text:p>
          </table:table-cell>
          <table:table-cell table:formula="of:=DATE([.A48];[.B48];[.C48])" office:value-type="date" office:date-value="1903-06-30" calcext:value-type="date">
            <text:p>30 Jun 1903</text:p>
          </table:table-cell>
          <table:table-cell office:value-type="float" office:value="1" calcext:value-type="float">
            <text:p>1</text:p>
          </table:table-cell>
          <table:table-cell table:formula="of:=[.L48]-[.I4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49])/12)" office:value-type="float" office:value="0" calcext:value-type="float">
            <text:p>0</text:p>
          </table:table-cell>
          <table:table-cell table:formula="of:=[.A49]+4800-[.D49]" office:value-type="float" office:value="6703" calcext:value-type="float">
            <text:p>6703</text:p>
          </table:table-cell>
          <table:table-cell table:formula="of:=[.B49]+(12*[.D49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49]+INT(((153*[.F49])+2)/5)+(365*[.E49]) + INT([.E49]/4) - INT([.E49]/100) + INT([.E49]/400) - 32045" office:value-type="float" office:value="2416480" calcext:value-type="float">
            <text:p>2416480</text:p>
          </table:table-cell>
          <table:table-cell table:formula="of:=[.I50]-[.G50]" office:value-type="float" office:value="-30" calcext:value-type="float">
            <text:p>-30</text:p>
          </table:table-cell>
          <table:table-cell office:value-type="string" calcext:value-type="string">
            <text:p>#</text:p>
          </table:table-cell>
          <table:table-cell table:formula="of:=DATE([.A49];[.B49];[.C49])" office:value-type="date" office:date-value="1903-12-31" calcext:value-type="date">
            <text:p>31 Dec 1903</text:p>
          </table:table-cell>
          <table:table-cell office:value-type="float" office:value="2" calcext:value-type="float">
            <text:p>2</text:p>
          </table:table-cell>
          <table:table-cell table:formula="of:=[.L49]-[.I4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0])/12)" office:value-type="float" office:value="0" calcext:value-type="float">
            <text:p>0</text:p>
          </table:table-cell>
          <table:table-cell table:formula="of:=[.A50]+4800-[.D50]" office:value-type="float" office:value="6704" calcext:value-type="float">
            <text:p>6704</text:p>
          </table:table-cell>
          <table:table-cell table:formula="of:=[.B50]+(12*[.D50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0]+INT(((153*[.F50])+2)/5)+(365*[.E50]) + INT([.E50]/4) - INT([.E50]/100) + INT([.E50]/400) - 32045" office:value-type="float" office:value="2416846" calcext:value-type="float">
            <text:p>2416846</text:p>
          </table:table-cell>
          <table:table-cell table:formula="of:=[.I51]-[.G51]" office:value-type="float" office:value="-29" calcext:value-type="float">
            <text:p>-29</text:p>
          </table:table-cell>
          <table:table-cell office:value-type="string" calcext:value-type="string">
            <text:p>#</text:p>
          </table:table-cell>
          <table:table-cell table:formula="of:=DATE([.A50];[.B50];[.C50])" office:value-type="date" office:date-value="1904-12-31" calcext:value-type="date">
            <text:p>31 Dec 1904</text:p>
          </table:table-cell>
          <table:table-cell office:value-type="float" office:value="3" calcext:value-type="float">
            <text:p>3</text:p>
          </table:table-cell>
          <table:table-cell table:formula="of:=[.L50]-[.I5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1])/12)" office:value-type="float" office:value="0" calcext:value-type="float">
            <text:p>0</text:p>
          </table:table-cell>
          <table:table-cell table:formula="of:=[.A51]+4800-[.D51]" office:value-type="float" office:value="6705" calcext:value-type="float">
            <text:p>6705</text:p>
          </table:table-cell>
          <table:table-cell table:formula="of:=[.B51]+(12*[.D51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1]+INT(((153*[.F51])+2)/5)+(365*[.E51]) + INT([.E51]/4) - INT([.E51]/100) + INT([.E51]/400) - 32045" office:value-type="float" office:value="2417211" calcext:value-type="float">
            <text:p>2417211</text:p>
          </table:table-cell>
          <table:table-cell table:formula="of:=[.I52]-[.G52]" office:value-type="float" office:value="-28" calcext:value-type="float">
            <text:p>-28</text:p>
          </table:table-cell>
          <table:table-cell office:value-type="string" calcext:value-type="string">
            <text:p>#</text:p>
          </table:table-cell>
          <table:table-cell table:formula="of:=DATE([.A51];[.B51];[.C51])" office:value-type="date" office:date-value="1905-12-31" calcext:value-type="date">
            <text:p>31 Dec 1905</text:p>
          </table:table-cell>
          <table:table-cell office:value-type="float" office:value="4" calcext:value-type="float">
            <text:p>4</text:p>
          </table:table-cell>
          <table:table-cell table:formula="of:=[.L51]-[.I5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52])/12)" office:value-type="float" office:value="0" calcext:value-type="float">
            <text:p>0</text:p>
          </table:table-cell>
          <table:table-cell table:formula="of:=[.A52]+4800-[.D52]" office:value-type="float" office:value="6706" calcext:value-type="float">
            <text:p>6706</text:p>
          </table:table-cell>
          <table:table-cell table:formula="of:=[.B52]+(12*[.D52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2]+INT(((153*[.F52])+2)/5)+(365*[.E52]) + INT([.E52]/4) - INT([.E52]/100) + INT([.E52]/400) - 32045" office:value-type="float" office:value="2417392" calcext:value-type="float">
            <text:p>2417392</text:p>
          </table:table-cell>
          <table:table-cell table:formula="of:=[.I53]-[.G53]" office:value-type="float" office:value="-27" calcext:value-type="float">
            <text:p>-27</text:p>
          </table:table-cell>
          <table:table-cell office:value-type="string" calcext:value-type="string">
            <text:p>#</text:p>
          </table:table-cell>
          <table:table-cell table:formula="of:=DATE([.A52];[.B52];[.C52])" office:value-type="date" office:date-value="1906-06-30" calcext:value-type="date">
            <text:p>30 Jun 1906</text:p>
          </table:table-cell>
          <table:table-cell office:value-type="float" office:value="5" calcext:value-type="float">
            <text:p>5</text:p>
          </table:table-cell>
          <table:table-cell table:formula="of:=[.L52]-[.I5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3])/12)" office:value-type="float" office:value="0" calcext:value-type="float">
            <text:p>0</text:p>
          </table:table-cell>
          <table:table-cell table:formula="of:=[.A53]+4800-[.D53]" office:value-type="float" office:value="6706" calcext:value-type="float">
            <text:p>6706</text:p>
          </table:table-cell>
          <table:table-cell table:formula="of:=[.B53]+(12*[.D5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3]+INT(((153*[.F53])+2)/5)+(365*[.E53]) + INT([.E53]/4) - INT([.E53]/100) + INT([.E53]/400) - 32045" office:value-type="float" office:value="2417576" calcext:value-type="float">
            <text:p>2417576</text:p>
          </table:table-cell>
          <table:table-cell table:formula="of:=[.I54]-[.G54]" office:value-type="float" office:value="-26" calcext:value-type="float">
            <text:p>-26</text:p>
          </table:table-cell>
          <table:table-cell office:value-type="string" calcext:value-type="string">
            <text:p>#</text:p>
          </table:table-cell>
          <table:table-cell table:formula="of:=DATE([.A53];[.B53];[.C53])" office:value-type="date" office:date-value="1906-12-31" calcext:value-type="date">
            <text:p>31 Dec 1906</text:p>
          </table:table-cell>
          <table:table-cell office:value-type="float" office:value="6" calcext:value-type="float">
            <text:p>6</text:p>
          </table:table-cell>
          <table:table-cell table:formula="of:=[.L53]-[.I5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4])/12)" office:value-type="float" office:value="0" calcext:value-type="float">
            <text:p>0</text:p>
          </table:table-cell>
          <table:table-cell table:formula="of:=[.A54]+4800-[.D54]" office:value-type="float" office:value="6707" calcext:value-type="float">
            <text:p>6707</text:p>
          </table:table-cell>
          <table:table-cell table:formula="of:=[.B54]+(12*[.D54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4]+INT(((153*[.F54])+2)/5)+(365*[.E54]) + INT([.E54]/4) - INT([.E54]/100) + INT([.E54]/400) - 32045" office:value-type="float" office:value="2417941" calcext:value-type="float">
            <text:p>2417941</text:p>
          </table:table-cell>
          <table:table-cell table:formula="of:=[.I55]-[.G55]" office:value-type="float" office:value="-25" calcext:value-type="float">
            <text:p>-25</text:p>
          </table:table-cell>
          <table:table-cell office:value-type="string" calcext:value-type="string">
            <text:p>#</text:p>
          </table:table-cell>
          <table:table-cell table:formula="of:=DATE([.A54];[.B54];[.C54])" office:value-type="date" office:date-value="1907-12-31" calcext:value-type="date">
            <text:p>31 Dec 1907</text:p>
          </table:table-cell>
          <table:table-cell office:value-type="float" office:value="7" calcext:value-type="float">
            <text:p>7</text:p>
          </table:table-cell>
          <table:table-cell table:formula="of:=[.L54]-[.I5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5])/12)" office:value-type="float" office:value="0" calcext:value-type="float">
            <text:p>0</text:p>
          </table:table-cell>
          <table:table-cell table:formula="of:=[.A55]+4800-[.D55]" office:value-type="float" office:value="6708" calcext:value-type="float">
            <text:p>6708</text:p>
          </table:table-cell>
          <table:table-cell table:formula="of:=[.B55]+(12*[.D55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5]+INT(((153*[.F55])+2)/5)+(365*[.E55]) + INT([.E55]/4) - INT([.E55]/100) + INT([.E55]/400) - 32045" office:value-type="float" office:value="2418307" calcext:value-type="float">
            <text:p>2418307</text:p>
          </table:table-cell>
          <table:table-cell table:formula="of:=[.I56]-[.G56]" office:value-type="float" office:value="-24" calcext:value-type="float">
            <text:p>-24</text:p>
          </table:table-cell>
          <table:table-cell office:value-type="string" calcext:value-type="string">
            <text:p>#</text:p>
          </table:table-cell>
          <table:table-cell table:formula="of:=DATE([.A55];[.B55];[.C55])" office:value-type="date" office:date-value="1908-12-31" calcext:value-type="date">
            <text:p>31 Dec 1908</text:p>
          </table:table-cell>
          <table:table-cell office:value-type="float" office:value="8" calcext:value-type="float">
            <text:p>8</text:p>
          </table:table-cell>
          <table:table-cell table:formula="of:=[.L55]-[.I5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56])/12)" office:value-type="float" office:value="0" calcext:value-type="float">
            <text:p>0</text:p>
          </table:table-cell>
          <table:table-cell table:formula="of:=[.A56]+4800-[.D56]" office:value-type="float" office:value="6709" calcext:value-type="float">
            <text:p>6709</text:p>
          </table:table-cell>
          <table:table-cell table:formula="of:=[.B56]+(12*[.D56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6]+INT(((153*[.F56])+2)/5)+(365*[.E56]) + INT([.E56]/4) - INT([.E56]/100) + INT([.E56]/400) - 32045" office:value-type="float" office:value="2418488" calcext:value-type="float">
            <text:p>2418488</text:p>
          </table:table-cell>
          <table:table-cell table:formula="of:=[.I57]-[.G57]" office:value-type="float" office:value="-23" calcext:value-type="float">
            <text:p>-23</text:p>
          </table:table-cell>
          <table:table-cell office:value-type="string" calcext:value-type="string">
            <text:p>#</text:p>
          </table:table-cell>
          <table:table-cell table:formula="of:=DATE([.A56];[.B56];[.C56])" office:value-type="date" office:date-value="1909-06-30" calcext:value-type="date">
            <text:p>30 Jun 1909</text:p>
          </table:table-cell>
          <table:table-cell office:value-type="float" office:value="9" calcext:value-type="float">
            <text:p>9</text:p>
          </table:table-cell>
          <table:table-cell table:formula="of:=[.L56]-[.I5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7])/12)" office:value-type="float" office:value="0" calcext:value-type="float">
            <text:p>0</text:p>
          </table:table-cell>
          <table:table-cell table:formula="of:=[.A57]+4800-[.D57]" office:value-type="float" office:value="6709" calcext:value-type="float">
            <text:p>6709</text:p>
          </table:table-cell>
          <table:table-cell table:formula="of:=[.B57]+(12*[.D57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7]+INT(((153*[.F57])+2)/5)+(365*[.E57]) + INT([.E57]/4) - INT([.E57]/100) + INT([.E57]/400) - 32045" office:value-type="float" office:value="2418672" calcext:value-type="float">
            <text:p>2418672</text:p>
          </table:table-cell>
          <table:table-cell table:formula="of:=[.I58]-[.G58]" office:value-type="float" office:value="-22" calcext:value-type="float">
            <text:p>-22</text:p>
          </table:table-cell>
          <table:table-cell office:value-type="string" calcext:value-type="string">
            <text:p>#</text:p>
          </table:table-cell>
          <table:table-cell table:formula="of:=DATE([.A57];[.B57];[.C57])" office:value-type="date" office:date-value="1909-12-31" calcext:value-type="date">
            <text:p>31 Dec 1909</text:p>
          </table:table-cell>
          <table:table-cell office:value-type="float" office:value="10" calcext:value-type="float">
            <text:p>10</text:p>
          </table:table-cell>
          <table:table-cell table:formula="of:=[.L57]-[.I5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8])/12)" office:value-type="float" office:value="0" calcext:value-type="float">
            <text:p>0</text:p>
          </table:table-cell>
          <table:table-cell table:formula="of:=[.A58]+4800-[.D58]" office:value-type="float" office:value="6710" calcext:value-type="float">
            <text:p>6710</text:p>
          </table:table-cell>
          <table:table-cell table:formula="of:=[.B58]+(12*[.D58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8]+INT(((153*[.F58])+2)/5)+(365*[.E58]) + INT([.E58]/4) - INT([.E58]/100) + INT([.E58]/400) - 32045" office:value-type="float" office:value="2419037" calcext:value-type="float">
            <text:p>2419037</text:p>
          </table:table-cell>
          <table:table-cell table:formula="of:=[.I59]-[.G59]" office:value-type="float" office:value="-21" calcext:value-type="float">
            <text:p>-21</text:p>
          </table:table-cell>
          <table:table-cell office:value-type="string" calcext:value-type="string">
            <text:p>#</text:p>
          </table:table-cell>
          <table:table-cell table:formula="of:=DATE([.A58];[.B58];[.C58])" office:value-type="date" office:date-value="1910-12-31" calcext:value-type="date">
            <text:p>31 Dec 1910</text:p>
          </table:table-cell>
          <table:table-cell office:value-type="float" office:value="11" calcext:value-type="float">
            <text:p>11</text:p>
          </table:table-cell>
          <table:table-cell table:formula="of:=[.L58]-[.I5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59])/12)" office:value-type="float" office:value="0" calcext:value-type="float">
            <text:p>0</text:p>
          </table:table-cell>
          <table:table-cell table:formula="of:=[.A59]+4800-[.D59]" office:value-type="float" office:value="6711" calcext:value-type="float">
            <text:p>6711</text:p>
          </table:table-cell>
          <table:table-cell table:formula="of:=[.B59]+(12*[.D59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59]+INT(((153*[.F59])+2)/5)+(365*[.E59]) + INT([.E59]/4) - INT([.E59]/100) + INT([.E59]/400) - 32045" office:value-type="float" office:value="2419402" calcext:value-type="float">
            <text:p>2419402</text:p>
          </table:table-cell>
          <table:table-cell table:formula="of:=[.I60]-[.G60]" office:value-type="float" office:value="-20" calcext:value-type="float">
            <text:p>-20</text:p>
          </table:table-cell>
          <table:table-cell office:value-type="string" calcext:value-type="string">
            <text:p>#</text:p>
          </table:table-cell>
          <table:table-cell table:formula="of:=DATE([.A59];[.B59];[.C59])" office:value-type="date" office:date-value="1911-12-31" calcext:value-type="date">
            <text:p>31 Dec 1911</text:p>
          </table:table-cell>
          <table:table-cell office:value-type="float" office:value="12" calcext:value-type="float">
            <text:p>12</text:p>
          </table:table-cell>
          <table:table-cell table:formula="of:=[.L59]-[.I5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0])/12)" office:value-type="float" office:value="0" calcext:value-type="float">
            <text:p>0</text:p>
          </table:table-cell>
          <table:table-cell table:formula="of:=[.A60]+4800-[.D60]" office:value-type="float" office:value="6712" calcext:value-type="float">
            <text:p>6712</text:p>
          </table:table-cell>
          <table:table-cell table:formula="of:=[.B60]+(12*[.D60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0]+INT(((153*[.F60])+2)/5)+(365*[.E60]) + INT([.E60]/4) - INT([.E60]/100) + INT([.E60]/400) - 32045" office:value-type="float" office:value="2419768" calcext:value-type="float">
            <text:p>2419768</text:p>
          </table:table-cell>
          <table:table-cell table:formula="of:=[.I61]-[.G61]" office:value-type="float" office:value="-19" calcext:value-type="float">
            <text:p>-19</text:p>
          </table:table-cell>
          <table:table-cell office:value-type="string" calcext:value-type="string">
            <text:p>#</text:p>
          </table:table-cell>
          <table:table-cell table:formula="of:=DATE([.A60];[.B60];[.C60])" office:value-type="date" office:date-value="1912-12-31" calcext:value-type="date">
            <text:p>31 Dec 1912</text:p>
          </table:table-cell>
          <table:table-cell office:value-type="float" office:value="13" calcext:value-type="float">
            <text:p>13</text:p>
          </table:table-cell>
          <table:table-cell table:formula="of:=[.L60]-[.I6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1])/12)" office:value-type="float" office:value="0" calcext:value-type="float">
            <text:p>0</text:p>
          </table:table-cell>
          <table:table-cell table:formula="of:=[.A61]+4800-[.D61]" office:value-type="float" office:value="6713" calcext:value-type="float">
            <text:p>6713</text:p>
          </table:table-cell>
          <table:table-cell table:formula="of:=[.B61]+(12*[.D61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1]+INT(((153*[.F61])+2)/5)+(365*[.E61]) + INT([.E61]/4) - INT([.E61]/100) + INT([.E61]/400) - 32045" office:value-type="float" office:value="2420133" calcext:value-type="float">
            <text:p>2420133</text:p>
          </table:table-cell>
          <table:table-cell table:formula="of:=[.I62]-[.G62]" office:value-type="float" office:value="-18" calcext:value-type="float">
            <text:p>-18</text:p>
          </table:table-cell>
          <table:table-cell office:value-type="string" calcext:value-type="string">
            <text:p>#</text:p>
          </table:table-cell>
          <table:table-cell table:formula="of:=DATE([.A61];[.B61];[.C61])" office:value-type="date" office:date-value="1913-12-31" calcext:value-type="date">
            <text:p>31 Dec 1913</text:p>
          </table:table-cell>
          <table:table-cell office:value-type="float" office:value="14" calcext:value-type="float">
            <text:p>14</text:p>
          </table:table-cell>
          <table:table-cell table:formula="of:=[.L61]-[.I6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2])/12)" office:value-type="float" office:value="0" calcext:value-type="float">
            <text:p>0</text:p>
          </table:table-cell>
          <table:table-cell table:formula="of:=[.A62]+4800-[.D62]" office:value-type="float" office:value="6714" calcext:value-type="float">
            <text:p>6714</text:p>
          </table:table-cell>
          <table:table-cell table:formula="of:=[.B62]+(12*[.D62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2]+INT(((153*[.F62])+2)/5)+(365*[.E62]) + INT([.E62]/4) - INT([.E62]/100) + INT([.E62]/400) - 32045" office:value-type="float" office:value="2420498" calcext:value-type="float">
            <text:p>2420498</text:p>
          </table:table-cell>
          <table:table-cell table:formula="of:=[.I63]-[.G63]" office:value-type="float" office:value="-17" calcext:value-type="float">
            <text:p>-17</text:p>
          </table:table-cell>
          <table:table-cell office:value-type="string" calcext:value-type="string">
            <text:p>#</text:p>
          </table:table-cell>
          <table:table-cell table:formula="of:=DATE([.A62];[.B62];[.C62])" office:value-type="date" office:date-value="1914-12-31" calcext:value-type="date">
            <text:p>31 Dec 1914</text:p>
          </table:table-cell>
          <table:table-cell office:value-type="float" office:value="15" calcext:value-type="float">
            <text:p>15</text:p>
          </table:table-cell>
          <table:table-cell table:formula="of:=[.L62]-[.I6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63])/12)" office:value-type="float" office:value="0" calcext:value-type="float">
            <text:p>0</text:p>
          </table:table-cell>
          <table:table-cell table:formula="of:=[.A63]+4800-[.D63]" office:value-type="float" office:value="6715" calcext:value-type="float">
            <text:p>6715</text:p>
          </table:table-cell>
          <table:table-cell table:formula="of:=[.B63]+(12*[.D63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3]+INT(((153*[.F63])+2)/5)+(365*[.E63]) + INT([.E63]/4) - INT([.E63]/100) + INT([.E63]/400) - 32045" office:value-type="float" office:value="2420679" calcext:value-type="float">
            <text:p>2420679</text:p>
          </table:table-cell>
          <table:table-cell table:formula="of:=[.I64]-[.G64]" office:value-type="float" office:value="-16" calcext:value-type="float">
            <text:p>-16</text:p>
          </table:table-cell>
          <table:table-cell office:value-type="string" calcext:value-type="string">
            <text:p>#</text:p>
          </table:table-cell>
          <table:table-cell table:formula="of:=DATE([.A63];[.B63];[.C63])" office:value-type="date" office:date-value="1915-06-30" calcext:value-type="date">
            <text:p>30 Jun 1915</text:p>
          </table:table-cell>
          <table:table-cell office:value-type="float" office:value="16" calcext:value-type="float">
            <text:p>16</text:p>
          </table:table-cell>
          <table:table-cell table:formula="of:=[.L63]-[.I6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4])/12)" office:value-type="float" office:value="0" calcext:value-type="float">
            <text:p>0</text:p>
          </table:table-cell>
          <table:table-cell table:formula="of:=[.A64]+4800-[.D64]" office:value-type="float" office:value="6715" calcext:value-type="float">
            <text:p>6715</text:p>
          </table:table-cell>
          <table:table-cell table:formula="of:=[.B64]+(12*[.D64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4]+INT(((153*[.F64])+2)/5)+(365*[.E64]) + INT([.E64]/4) - INT([.E64]/100) + INT([.E64]/400) - 32045" office:value-type="float" office:value="2420863" calcext:value-type="float">
            <text:p>2420863</text:p>
          </table:table-cell>
          <table:table-cell table:formula="of:=[.I65]-[.G65]" office:value-type="float" office:value="-15" calcext:value-type="float">
            <text:p>-15</text:p>
          </table:table-cell>
          <table:table-cell office:value-type="string" calcext:value-type="string">
            <text:p>#</text:p>
          </table:table-cell>
          <table:table-cell table:formula="of:=DATE([.A64];[.B64];[.C64])" office:value-type="date" office:date-value="1915-12-31" calcext:value-type="date">
            <text:p>31 Dec 1915</text:p>
          </table:table-cell>
          <table:table-cell office:value-type="float" office:value="17" calcext:value-type="float">
            <text:p>17</text:p>
          </table:table-cell>
          <table:table-cell table:formula="of:=[.L64]-[.I6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5])/12)" office:value-type="float" office:value="0" calcext:value-type="float">
            <text:p>0</text:p>
          </table:table-cell>
          <table:table-cell table:formula="of:=[.A65]+4800-[.D65]" office:value-type="float" office:value="6716" calcext:value-type="float">
            <text:p>6716</text:p>
          </table:table-cell>
          <table:table-cell table:formula="of:=[.B65]+(12*[.D65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5]+INT(((153*[.F65])+2)/5)+(365*[.E65]) + INT([.E65]/4) - INT([.E65]/100) + INT([.E65]/400) - 32045" office:value-type="float" office:value="2421229" calcext:value-type="float">
            <text:p>2421229</text:p>
          </table:table-cell>
          <table:table-cell table:formula="of:=[.I66]-[.G66]" office:value-type="float" office:value="-14" calcext:value-type="float">
            <text:p>-14</text:p>
          </table:table-cell>
          <table:table-cell office:value-type="string" calcext:value-type="string">
            <text:p>#</text:p>
          </table:table-cell>
          <table:table-cell table:formula="of:=DATE([.A65];[.B65];[.C65])" office:value-type="date" office:date-value="1916-12-31" calcext:value-type="date">
            <text:p>31 Dec 1916</text:p>
          </table:table-cell>
          <table:table-cell office:value-type="float" office:value="18" calcext:value-type="float">
            <text:p>18</text:p>
          </table:table-cell>
          <table:table-cell table:formula="of:=[.L65]-[.I6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6])/12)" office:value-type="float" office:value="0" calcext:value-type="float">
            <text:p>0</text:p>
          </table:table-cell>
          <table:table-cell table:formula="of:=[.A66]+4800-[.D66]" office:value-type="float" office:value="6717" calcext:value-type="float">
            <text:p>6717</text:p>
          </table:table-cell>
          <table:table-cell table:formula="of:=[.B66]+(12*[.D66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6]+INT(((153*[.F66])+2)/5)+(365*[.E66]) + INT([.E66]/4) - INT([.E66]/100) + INT([.E66]/400) - 32045" office:value-type="float" office:value="2421594" calcext:value-type="float">
            <text:p>2421594</text:p>
          </table:table-cell>
          <table:table-cell table:formula="of:=[.I67]-[.G67]" office:value-type="float" office:value="-13" calcext:value-type="float">
            <text:p>-13</text:p>
          </table:table-cell>
          <table:table-cell office:value-type="string" calcext:value-type="string">
            <text:p>#</text:p>
          </table:table-cell>
          <table:table-cell table:formula="of:=DATE([.A66];[.B66];[.C66])" office:value-type="date" office:date-value="1917-12-31" calcext:value-type="date">
            <text:p>31 Dec 1917</text:p>
          </table:table-cell>
          <table:table-cell office:value-type="float" office:value="19" calcext:value-type="float">
            <text:p>19</text:p>
          </table:table-cell>
          <table:table-cell table:formula="of:=[.L66]-[.I6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7])/12)" office:value-type="float" office:value="0" calcext:value-type="float">
            <text:p>0</text:p>
          </table:table-cell>
          <table:table-cell table:formula="of:=[.A67]+4800-[.D67]" office:value-type="float" office:value="6718" calcext:value-type="float">
            <text:p>6718</text:p>
          </table:table-cell>
          <table:table-cell table:formula="of:=[.B67]+(12*[.D67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7]+INT(((153*[.F67])+2)/5)+(365*[.E67]) + INT([.E67]/4) - INT([.E67]/100) + INT([.E67]/400) - 32045" office:value-type="float" office:value="2421959" calcext:value-type="float">
            <text:p>2421959</text:p>
          </table:table-cell>
          <table:table-cell table:formula="of:=[.I68]-[.G68]" office:value-type="float" office:value="-12" calcext:value-type="float">
            <text:p>-12</text:p>
          </table:table-cell>
          <table:table-cell office:value-type="string" calcext:value-type="string">
            <text:p>#</text:p>
          </table:table-cell>
          <table:table-cell table:formula="of:=DATE([.A67];[.B67];[.C67])" office:value-type="date" office:date-value="1918-12-31" calcext:value-type="date">
            <text:p>31 Dec 1918</text:p>
          </table:table-cell>
          <table:table-cell office:value-type="float" office:value="20" calcext:value-type="float">
            <text:p>20</text:p>
          </table:table-cell>
          <table:table-cell table:formula="of:=[.L67]-[.I6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8])/12)" office:value-type="float" office:value="0" calcext:value-type="float">
            <text:p>0</text:p>
          </table:table-cell>
          <table:table-cell table:formula="of:=[.A68]+4800-[.D68]" office:value-type="float" office:value="6719" calcext:value-type="float">
            <text:p>6719</text:p>
          </table:table-cell>
          <table:table-cell table:formula="of:=[.B68]+(12*[.D68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8]+INT(((153*[.F68])+2)/5)+(365*[.E68]) + INT([.E68]/4) - INT([.E68]/100) + INT([.E68]/400) - 32045" office:value-type="float" office:value="2422324" calcext:value-type="float">
            <text:p>2422324</text:p>
          </table:table-cell>
          <table:table-cell table:formula="of:=[.I69]-[.G69]" office:value-type="float" office:value="-11" calcext:value-type="float">
            <text:p>-11</text:p>
          </table:table-cell>
          <table:table-cell office:value-type="string" calcext:value-type="string">
            <text:p>#</text:p>
          </table:table-cell>
          <table:table-cell table:formula="of:=DATE([.A68];[.B68];[.C68])" office:value-type="date" office:date-value="1919-12-31" calcext:value-type="date">
            <text:p>31 Dec 1919</text:p>
          </table:table-cell>
          <table:table-cell office:value-type="float" office:value="21" calcext:value-type="float">
            <text:p>21</text:p>
          </table:table-cell>
          <table:table-cell table:formula="of:=[.L68]-[.I6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69])/12)" office:value-type="float" office:value="0" calcext:value-type="float">
            <text:p>0</text:p>
          </table:table-cell>
          <table:table-cell table:formula="of:=[.A69]+4800-[.D69]" office:value-type="float" office:value="6723" calcext:value-type="float">
            <text:p>6723</text:p>
          </table:table-cell>
          <table:table-cell table:formula="of:=[.B69]+(12*[.D69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69]+INT(((153*[.F69])+2)/5)+(365*[.E69]) + INT([.E69]/4) - INT([.E69]/100) + INT([.E69]/400) - 32045" office:value-type="float" office:value="2423785" calcext:value-type="float">
            <text:p>2423785</text:p>
          </table:table-cell>
          <table:table-cell table:formula="of:=[.I70]-[.G70]" office:value-type="float" office:value="-10" calcext:value-type="float">
            <text:p>-10</text:p>
          </table:table-cell>
          <table:table-cell office:value-type="string" calcext:value-type="string">
            <text:p>#</text:p>
          </table:table-cell>
          <table:table-cell table:formula="of:=DATE([.A69];[.B69];[.C69])" office:value-type="date" office:date-value="1923-12-31" calcext:value-type="date">
            <text:p>31 Dec 1923</text:p>
          </table:table-cell>
          <table:table-cell office:value-type="float" office:value="22" calcext:value-type="float">
            <text:p>22</text:p>
          </table:table-cell>
          <table:table-cell table:formula="of:=[.L69]-[.I6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0])/12)" office:value-type="float" office:value="0" calcext:value-type="float">
            <text:p>0</text:p>
          </table:table-cell>
          <table:table-cell table:formula="of:=[.A70]+4800-[.D70]" office:value-type="float" office:value="6726" calcext:value-type="float">
            <text:p>6726</text:p>
          </table:table-cell>
          <table:table-cell table:formula="of:=[.B70]+(12*[.D70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0]+INT(((153*[.F70])+2)/5)+(365*[.E70]) + INT([.E70]/4) - INT([.E70]/100) + INT([.E70]/400) - 32045" office:value-type="float" office:value="2424881" calcext:value-type="float">
            <text:p>2424881</text:p>
          </table:table-cell>
          <table:table-cell table:formula="of:=[.I71]-[.G71]" office:value-type="float" office:value="-9" calcext:value-type="float">
            <text:p>-9</text:p>
          </table:table-cell>
          <table:table-cell office:value-type="string" calcext:value-type="string">
            <text:p>#</text:p>
          </table:table-cell>
          <table:table-cell table:formula="of:=DATE([.A70];[.B70];[.C70])" office:value-type="date" office:date-value="1926-12-31" calcext:value-type="date">
            <text:p>31 Dec 1926</text:p>
          </table:table-cell>
          <table:table-cell office:value-type="float" office:value="23" calcext:value-type="float">
            <text:p>23</text:p>
          </table:table-cell>
          <table:table-cell table:formula="of:=[.L70]-[.I7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1])/12)" office:value-type="float" office:value="0" calcext:value-type="float">
            <text:p>0</text:p>
          </table:table-cell>
          <table:table-cell table:formula="of:=[.A71]+4800-[.D71]" office:value-type="float" office:value="6729" calcext:value-type="float">
            <text:p>6729</text:p>
          </table:table-cell>
          <table:table-cell table:formula="of:=[.B71]+(12*[.D71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1]+INT(((153*[.F71])+2)/5)+(365*[.E71]) + INT([.E71]/4) - INT([.E71]/100) + INT([.E71]/400) - 32045" office:value-type="float" office:value="2425977" calcext:value-type="float">
            <text:p>2425977</text:p>
          </table:table-cell>
          <table:table-cell table:formula="of:=[.I72]-[.G72]" office:value-type="float" office:value="-8" calcext:value-type="float">
            <text:p>-8</text:p>
          </table:table-cell>
          <table:table-cell office:value-type="string" calcext:value-type="string">
            <text:p>#</text:p>
          </table:table-cell>
          <table:table-cell table:formula="of:=DATE([.A71];[.B71];[.C71])" office:value-type="date" office:date-value="1929-12-31" calcext:value-type="date">
            <text:p>31 Dec 1929</text:p>
          </table:table-cell>
          <table:table-cell office:value-type="float" office:value="24" calcext:value-type="float">
            <text:p>24</text:p>
          </table:table-cell>
          <table:table-cell table:formula="of:=[.L71]-[.I7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2])/12)" office:value-type="float" office:value="0" calcext:value-type="float">
            <text:p>0</text:p>
          </table:table-cell>
          <table:table-cell table:formula="of:=[.A72]+4800-[.D72]" office:value-type="float" office:value="6741" calcext:value-type="float">
            <text:p>6741</text:p>
          </table:table-cell>
          <table:table-cell table:formula="of:=[.B72]+(12*[.D72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2]+INT(((153*[.F72])+2)/5)+(365*[.E72]) + INT([.E72]/4) - INT([.E72]/100) + INT([.E72]/400) - 32045" office:value-type="float" office:value="2430360" calcext:value-type="float">
            <text:p>2430360</text:p>
          </table:table-cell>
          <table:table-cell table:formula="of:=[.I73]-[.G73]" office:value-type="float" office:value="-7" calcext:value-type="float">
            <text:p>-7</text:p>
          </table:table-cell>
          <table:table-cell office:value-type="string" calcext:value-type="string">
            <text:p>#</text:p>
          </table:table-cell>
          <table:table-cell table:formula="of:=DATE([.A72];[.B72];[.C72])" office:value-type="date" office:date-value="1941-12-31" calcext:value-type="date">
            <text:p>31 Dec 1941</text:p>
          </table:table-cell>
          <table:table-cell office:value-type="float" office:value="25" calcext:value-type="float">
            <text:p>25</text:p>
          </table:table-cell>
          <table:table-cell table:formula="of:=[.L72]-[.I7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3])/12)" office:value-type="float" office:value="0" calcext:value-type="float">
            <text:p>0</text:p>
          </table:table-cell>
          <table:table-cell table:formula="of:=[.A73]+4800-[.D73]" office:value-type="float" office:value="6743" calcext:value-type="float">
            <text:p>6743</text:p>
          </table:table-cell>
          <table:table-cell table:formula="of:=[.B73]+(12*[.D7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3]+INT(((153*[.F73])+2)/5)+(365*[.E73]) + INT([.E73]/4) - INT([.E73]/100) + INT([.E73]/400) - 32045" office:value-type="float" office:value="2431090" calcext:value-type="float">
            <text:p>2431090</text:p>
          </table:table-cell>
          <table:table-cell table:formula="of:=[.I74]-[.G74]" office:value-type="float" office:value="-6" calcext:value-type="float">
            <text:p>-6</text:p>
          </table:table-cell>
          <table:table-cell office:value-type="string" calcext:value-type="string">
            <text:p>#</text:p>
          </table:table-cell>
          <table:table-cell table:formula="of:=DATE([.A73];[.B73];[.C73])" office:value-type="date" office:date-value="1943-12-31" calcext:value-type="date">
            <text:p>31 Dec 1943</text:p>
          </table:table-cell>
          <table:table-cell office:value-type="float" office:value="26" calcext:value-type="float">
            <text:p>26</text:p>
          </table:table-cell>
          <table:table-cell table:formula="of:=[.L73]-[.I7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4])/12)" office:value-type="float" office:value="0" calcext:value-type="float">
            <text:p>0</text:p>
          </table:table-cell>
          <table:table-cell table:formula="of:=[.A74]+4800-[.D74]" office:value-type="float" office:value="6745" calcext:value-type="float">
            <text:p>6745</text:p>
          </table:table-cell>
          <table:table-cell table:formula="of:=[.B74]+(12*[.D74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4]+INT(((153*[.F74])+2)/5)+(365*[.E74]) + INT([.E74]/4) - INT([.E74]/100) + INT([.E74]/400) - 32045" office:value-type="float" office:value="2431821" calcext:value-type="float">
            <text:p>2431821</text:p>
          </table:table-cell>
          <table:table-cell table:formula="of:=[.I75]-[.G75]" office:value-type="float" office:value="-5" calcext:value-type="float">
            <text:p>-5</text:p>
          </table:table-cell>
          <table:table-cell office:value-type="string" calcext:value-type="string">
            <text:p>#</text:p>
          </table:table-cell>
          <table:table-cell table:formula="of:=DATE([.A74];[.B74];[.C74])" office:value-type="date" office:date-value="1945-12-31" calcext:value-type="date">
            <text:p>31 Dec 1945</text:p>
          </table:table-cell>
          <table:table-cell office:value-type="float" office:value="27" calcext:value-type="float">
            <text:p>27</text:p>
          </table:table-cell>
          <table:table-cell table:formula="of:=[.L74]-[.I7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5])/12)" office:value-type="float" office:value="0" calcext:value-type="float">
            <text:p>0</text:p>
          </table:table-cell>
          <table:table-cell table:formula="of:=[.A75]+4800-[.D75]" office:value-type="float" office:value="6747" calcext:value-type="float">
            <text:p>6747</text:p>
          </table:table-cell>
          <table:table-cell table:formula="of:=[.B75]+(12*[.D75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5]+INT(((153*[.F75])+2)/5)+(365*[.E75]) + INT([.E75]/4) - INT([.E75]/100) + INT([.E75]/400) - 32045" office:value-type="float" office:value="2432551" calcext:value-type="float">
            <text:p>2432551</text:p>
          </table:table-cell>
          <table:table-cell table:formula="of:=[.I76]-[.G76]" office:value-type="float" office:value="-4" calcext:value-type="float">
            <text:p>-4</text:p>
          </table:table-cell>
          <table:table-cell office:value-type="string" calcext:value-type="string">
            <text:p>#</text:p>
          </table:table-cell>
          <table:table-cell table:formula="of:=DATE([.A75];[.B75];[.C75])" office:value-type="date" office:date-value="1947-12-31" calcext:value-type="date">
            <text:p>31 Dec 1947</text:p>
          </table:table-cell>
          <table:table-cell office:value-type="float" office:value="28" calcext:value-type="float">
            <text:p>28</text:p>
          </table:table-cell>
          <table:table-cell table:formula="of:=[.L75]-[.I7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6])/12)" office:value-type="float" office:value="0" calcext:value-type="float">
            <text:p>0</text:p>
          </table:table-cell>
          <table:table-cell table:formula="of:=[.A76]+4800-[.D76]" office:value-type="float" office:value="6749" calcext:value-type="float">
            <text:p>6749</text:p>
          </table:table-cell>
          <table:table-cell table:formula="of:=[.B76]+(12*[.D76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6]+INT(((153*[.F76])+2)/5)+(365*[.E76]) + INT([.E76]/4) - INT([.E76]/100) + INT([.E76]/400) - 32045" office:value-type="float" office:value="2433282" calcext:value-type="float">
            <text:p>2433282</text:p>
          </table:table-cell>
          <table:table-cell table:formula="of:=[.I77]-[.G77]" office:value-type="float" office:value="-3" calcext:value-type="float">
            <text:p>-3</text:p>
          </table:table-cell>
          <table:table-cell office:value-type="string" calcext:value-type="string">
            <text:p>#</text:p>
          </table:table-cell>
          <table:table-cell table:formula="of:=DATE([.A76];[.B76];[.C76])" office:value-type="date" office:date-value="1949-12-31" calcext:value-type="date">
            <text:p>31 Dec 1949</text:p>
          </table:table-cell>
          <table:table-cell office:value-type="float" office:value="29" calcext:value-type="float">
            <text:p>29</text:p>
          </table:table-cell>
          <table:table-cell table:formula="of:=[.L76]-[.I7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7])/12)" office:value-type="float" office:value="0" calcext:value-type="float">
            <text:p>0</text:p>
          </table:table-cell>
          <table:table-cell table:formula="of:=[.A77]+4800-[.D77]" office:value-type="float" office:value="6752" calcext:value-type="float">
            <text:p>6752</text:p>
          </table:table-cell>
          <table:table-cell table:formula="of:=[.B77]+(12*[.D77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7]+INT(((153*[.F77])+2)/5)+(365*[.E77]) + INT([.E77]/4) - INT([.E77]/100) + INT([.E77]/400) - 32045" office:value-type="float" office:value="2434378" calcext:value-type="float">
            <text:p>2434378</text:p>
          </table:table-cell>
          <table:table-cell table:formula="of:=[.I78]-[.G78]" office:value-type="float" office:value="-2" calcext:value-type="float">
            <text:p>-2</text:p>
          </table:table-cell>
          <table:table-cell office:value-type="string" calcext:value-type="string">
            <text:p>#</text:p>
          </table:table-cell>
          <table:table-cell table:formula="of:=DATE([.A77];[.B77];[.C77])" office:value-type="date" office:date-value="1952-12-31" calcext:value-type="date">
            <text:p>31 Dec 1952</text:p>
          </table:table-cell>
          <table:table-cell office:value-type="float" office:value="30" calcext:value-type="float">
            <text:p>30</text:p>
          </table:table-cell>
          <table:table-cell table:formula="of:=[.L77]-[.I7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8])/12)" office:value-type="float" office:value="0" calcext:value-type="float">
            <text:p>0</text:p>
          </table:table-cell>
          <table:table-cell table:formula="of:=[.A78]+4800-[.D78]" office:value-type="float" office:value="6755" calcext:value-type="float">
            <text:p>6755</text:p>
          </table:table-cell>
          <table:table-cell table:formula="of:=[.B78]+(12*[.D78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8]+INT(((153*[.F78])+2)/5)+(365*[.E78]) + INT([.E78]/4) - INT([.E78]/100) + INT([.E78]/400) - 32045" office:value-type="float" office:value="2435473" calcext:value-type="float">
            <text:p>2435473</text:p>
          </table:table-cell>
          <table:table-cell table:formula="of:=[.I79]-[.G79]" office:value-type="float" office:value="-1" calcext:value-type="float">
            <text:p>-1</text:p>
          </table:table-cell>
          <table:table-cell office:value-type="string" calcext:value-type="string">
            <text:p>#</text:p>
          </table:table-cell>
          <table:table-cell table:formula="of:=DATE([.A78];[.B78];[.C78])" office:value-type="date" office:date-value="1955-12-31" calcext:value-type="date">
            <text:p>31 Dec 1955</text:p>
          </table:table-cell>
          <table:table-cell office:value-type="float" office:value="31" calcext:value-type="float">
            <text:p>31</text:p>
          </table:table-cell>
          <table:table-cell table:formula="of:=[.L78]-[.I7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79])/12)" office:value-type="float" office:value="0" calcext:value-type="float">
            <text:p>0</text:p>
          </table:table-cell>
          <table:table-cell table:formula="of:=[.A79]+4800-[.D79]" office:value-type="float" office:value="6757" calcext:value-type="float">
            <text:p>6757</text:p>
          </table:table-cell>
          <table:table-cell table:formula="of:=[.B79]+(12*[.D79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79]+INT(((153*[.F79])+2)/5)+(365*[.E79]) + INT([.E79]/4) - INT([.E79]/100) + INT([.E79]/400) - 32045" office:value-type="float" office:value="2436204" calcext:value-type="float">
            <text:p>2436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formula="of:=DATE([.A79];[.B79];[.C79])" office:value-type="date" office:date-value="1957-12-31" calcext:value-type="date">
            <text:p>31 Dec 1957</text:p>
          </table:table-cell>
          <table:table-cell office:value-type="float" office:value="32" calcext:value-type="float">
            <text:p>32</text:p>
          </table:table-cell>
          <table:table-cell table:formula="of:=[.L79]-[.I7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0])/12)" office:value-type="float" office:value="0" calcext:value-type="float">
            <text:p>0</text:p>
          </table:table-cell>
          <table:table-cell table:formula="of:=[.A80]+4800-[.D80]" office:value-type="float" office:value="6759" calcext:value-type="float">
            <text:p>6759</text:p>
          </table:table-cell>
          <table:table-cell table:formula="of:=[.B80]+(12*[.D80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0]+INT(((153*[.F80])+2)/5)+(365*[.E80]) + INT([.E80]/4) - INT([.E80]/100) + INT([.E80]/400) - 32045" office:value-type="float" office:value="2436750" calcext:value-type="float">
            <text:p>2436750</text:p>
          </table:table-cell>
          <table:table-cell table:formula="of:=[.I79]+[.G80]"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table:formula="of:=DATE([.A80];[.B80];[.C80])" office:value-type="date" office:date-value="1959-06-30" calcext:value-type="date">
            <text:p>30 Jun 1959</text:p>
          </table:table-cell>
          <table:table-cell office:value-type="float" office:value="33" calcext:value-type="float">
            <text:p>33</text:p>
          </table:table-cell>
          <table:table-cell table:formula="of:=[.L80]-[.I8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1])/12)" office:value-type="float" office:value="0" calcext:value-type="float">
            <text:p>0</text:p>
          </table:table-cell>
          <table:table-cell table:formula="of:=[.A81]+4800-[.D81]" office:value-type="float" office:value="6761" calcext:value-type="float">
            <text:p>6761</text:p>
          </table:table-cell>
          <table:table-cell table:formula="of:=[.B81]+(12*[.D81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1]+INT(((153*[.F81])+2)/5)+(365*[.E81]) + INT([.E81]/4) - INT([.E81]/100) + INT([.E81]/400) - 32045" office:value-type="float" office:value="2437481" calcext:value-type="float">
            <text:p>2437481</text:p>
          </table:table-cell>
          <table:table-cell table:formula="of:=[.I80]+[.G81]" office:value-type="float" office:value="2" calcext:value-type="float">
            <text:p>2</text:p>
          </table:table-cell>
          <table:table-cell office:value-type="string" calcext:value-type="string">
            <text:p>#</text:p>
          </table:table-cell>
          <table:table-cell table:formula="of:=DATE([.A81];[.B81];[.C81])" office:value-type="date" office:date-value="1961-06-30" calcext:value-type="date">
            <text:p>30 Jun 1961</text:p>
          </table:table-cell>
          <table:table-cell office:value-type="float" office:value="34" calcext:value-type="float">
            <text:p>34</text:p>
          </table:table-cell>
          <table:table-cell table:formula="of:=[.L81]-[.I8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2])/12)" office:value-type="float" office:value="0" calcext:value-type="float">
            <text:p>0</text:p>
          </table:table-cell>
          <table:table-cell table:formula="of:=[.A82]+4800-[.D82]" office:value-type="float" office:value="6763" calcext:value-type="float">
            <text:p>6763</text:p>
          </table:table-cell>
          <table:table-cell table:formula="of:=[.B82]+(12*[.D82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2]+INT(((153*[.F82])+2)/5)+(365*[.E82]) + INT([.E82]/4) - INT([.E82]/100) + INT([.E82]/400) - 32045" office:value-type="float" office:value="2438211" calcext:value-type="float">
            <text:p>2438211</text:p>
          </table:table-cell>
          <table:table-cell table:formula="of:=[.I81]+[.G82]" office:value-type="float" office:value="3" calcext:value-type="float">
            <text:p>3</text:p>
          </table:table-cell>
          <table:table-cell office:value-type="string" calcext:value-type="string">
            <text:p>#</text:p>
          </table:table-cell>
          <table:table-cell table:formula="of:=DATE([.A82];[.B82];[.C82])" office:value-type="date" office:date-value="1963-06-30" calcext:value-type="date">
            <text:p>30 Jun 1963</text:p>
          </table:table-cell>
          <table:table-cell office:value-type="float" office:value="35" calcext:value-type="float">
            <text:p>35</text:p>
          </table:table-cell>
          <table:table-cell table:formula="of:=[.L82]-[.I82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83])/12)" office:value-type="float" office:value="0" calcext:value-type="float">
            <text:p>0</text:p>
          </table:table-cell>
          <table:table-cell table:formula="of:=[.A83]+4800-[.D83]" office:value-type="float" office:value="6764" calcext:value-type="float">
            <text:p>6764</text:p>
          </table:table-cell>
          <table:table-cell table:formula="of:=[.B83]+(12*[.D8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83]+INT(((153*[.F83])+2)/5)+(365*[.E83]) + INT([.E83]/4) - INT([.E83]/100) + INT([.E83]/400) - 32045" office:value-type="float" office:value="2438761" calcext:value-type="float">
            <text:p>2438761</text:p>
          </table:table-cell>
          <table:table-cell table:formula="of:=[.I82]+[.G83]" office:value-type="float" office:value="4" calcext:value-type="float">
            <text:p>4</text:p>
          </table:table-cell>
          <table:table-cell office:value-type="string" calcext:value-type="string">
            <text:p>#</text:p>
          </table:table-cell>
          <table:table-cell table:formula="of:=DATE([.A83];[.B83];[.C83])" office:value-type="date" office:date-value="1964-12-31" calcext:value-type="date">
            <text:p>31 Dec 1964</text:p>
          </table:table-cell>
          <table:table-cell office:value-type="float" office:value="36" calcext:value-type="float">
            <text:p>36</text:p>
          </table:table-cell>
          <table:table-cell table:formula="of:=[.L83]-[.I83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4])/12)" office:value-type="float" office:value="0" calcext:value-type="float">
            <text:p>0</text:p>
          </table:table-cell>
          <table:table-cell table:formula="of:=[.A84]+4800-[.D84]" office:value-type="float" office:value="6766" calcext:value-type="float">
            <text:p>6766</text:p>
          </table:table-cell>
          <table:table-cell table:formula="of:=[.B84]+(12*[.D84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4]+INT(((153*[.F84])+2)/5)+(365*[.E84]) + INT([.E84]/4) - INT([.E84]/100) + INT([.E84]/400) - 32045" office:value-type="float" office:value="2439307" calcext:value-type="float">
            <text:p>2439307</text:p>
          </table:table-cell>
          <table:table-cell table:formula="of:=[.I83]+[.G84]" office:value-type="float" office:value="5" calcext:value-type="float">
            <text:p>5</text:p>
          </table:table-cell>
          <table:table-cell office:value-type="string" calcext:value-type="string">
            <text:p>#</text:p>
          </table:table-cell>
          <table:table-cell table:formula="of:=DATE([.A84];[.B84];[.C84])" office:value-type="date" office:date-value="1966-06-30" calcext:value-type="date">
            <text:p>30 Jun 1966</text:p>
          </table:table-cell>
          <table:table-cell office:value-type="float" office:value="37" calcext:value-type="float">
            <text:p>37</text:p>
          </table:table-cell>
          <table:table-cell table:formula="of:=[.L84]-[.I84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5])/12)" office:value-type="float" office:value="0" calcext:value-type="float">
            <text:p>0</text:p>
          </table:table-cell>
          <table:table-cell table:formula="of:=[.A85]+4800-[.D85]" office:value-type="float" office:value="6767" calcext:value-type="float">
            <text:p>6767</text:p>
          </table:table-cell>
          <table:table-cell table:formula="of:=[.B85]+(12*[.D85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5]+INT(((153*[.F85])+2)/5)+(365*[.E85]) + INT([.E85]/4) - INT([.E85]/100) + INT([.E85]/400) - 32045" office:value-type="float" office:value="2439672" calcext:value-type="float">
            <text:p>2439672</text:p>
          </table:table-cell>
          <table:table-cell table:formula="of:=[.I84]+[.G85]" office:value-type="float" office:value="6" calcext:value-type="float">
            <text:p>6</text:p>
          </table:table-cell>
          <table:table-cell office:value-type="string" calcext:value-type="string">
            <text:p>#</text:p>
          </table:table-cell>
          <table:table-cell table:formula="of:=DATE([.A85];[.B85];[.C85])" office:value-type="date" office:date-value="1967-06-30" calcext:value-type="date">
            <text:p>30 Jun 1967</text:p>
          </table:table-cell>
          <table:table-cell office:value-type="float" office:value="38" calcext:value-type="float">
            <text:p>38</text:p>
          </table:table-cell>
          <table:table-cell table:formula="of:=[.L85]-[.I85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6])/12)" office:value-type="float" office:value="0" calcext:value-type="float">
            <text:p>0</text:p>
          </table:table-cell>
          <table:table-cell table:formula="of:=[.A86]+4800-[.D86]" office:value-type="float" office:value="6768" calcext:value-type="float">
            <text:p>6768</text:p>
          </table:table-cell>
          <table:table-cell table:formula="of:=[.B86]+(12*[.D86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6]+INT(((153*[.F86])+2)/5)+(365*[.E86]) + INT([.E86]/4) - INT([.E86]/100) + INT([.E86]/400) - 32045" office:value-type="float" office:value="2440038" calcext:value-type="float">
            <text:p>2440038</text:p>
          </table:table-cell>
          <table:table-cell table:formula="of:=[.I85]+[.G86]" office:value-type="float" office:value="7" calcext:value-type="float">
            <text:p>7</text:p>
          </table:table-cell>
          <table:table-cell office:value-type="string" calcext:value-type="string">
            <text:p>#</text:p>
          </table:table-cell>
          <table:table-cell table:formula="of:=DATE([.A86];[.B86];[.C86])" office:value-type="date" office:date-value="1968-06-30" calcext:value-type="date">
            <text:p>30 Jun 1968</text:p>
          </table:table-cell>
          <table:table-cell office:value-type="float" office:value="39" calcext:value-type="float">
            <text:p>39</text:p>
          </table:table-cell>
          <table:table-cell table:formula="of:=[.L86]-[.I86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7])/12)" office:value-type="float" office:value="0" calcext:value-type="float">
            <text:p>0</text:p>
          </table:table-cell>
          <table:table-cell table:formula="of:=[.A87]+4800-[.D87]" office:value-type="float" office:value="6769" calcext:value-type="float">
            <text:p>6769</text:p>
          </table:table-cell>
          <table:table-cell table:formula="of:=[.B87]+(12*[.D87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7]+INT(((153*[.F87])+2)/5)+(365*[.E87]) + INT([.E87]/4) - INT([.E87]/100) + INT([.E87]/400) - 32045" office:value-type="float" office:value="2440403" calcext:value-type="float">
            <text:p>2440403</text:p>
          </table:table-cell>
          <table:table-cell table:formula="of:=[.I86]+[.G87]" office:value-type="float" office:value="8" calcext:value-type="float">
            <text:p>8</text:p>
          </table:table-cell>
          <table:table-cell office:value-type="string" calcext:value-type="string">
            <text:p>#</text:p>
          </table:table-cell>
          <table:table-cell table:formula="of:=DATE([.A87];[.B87];[.C87])" office:value-type="date" office:date-value="1969-06-30" calcext:value-type="date">
            <text:p>30 Jun 1969</text:p>
          </table:table-cell>
          <table:table-cell office:value-type="float" office:value="40" calcext:value-type="float">
            <text:p>40</text:p>
          </table:table-cell>
          <table:table-cell table:formula="of:=[.L87]-[.I87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8])/12)" office:value-type="float" office:value="0" calcext:value-type="float">
            <text:p>0</text:p>
          </table:table-cell>
          <table:table-cell table:formula="of:=[.A88]+4800-[.D88]" office:value-type="float" office:value="6770" calcext:value-type="float">
            <text:p>6770</text:p>
          </table:table-cell>
          <table:table-cell table:formula="of:=[.B88]+(12*[.D88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8]+INT(((153*[.F88])+2)/5)+(365*[.E88]) + INT([.E88]/4) - INT([.E88]/100) + INT([.E88]/400) - 32045" office:value-type="float" office:value="2440768" calcext:value-type="float">
            <text:p>2440768</text:p>
          </table:table-cell>
          <table:table-cell table:formula="of:=[.I87]+[.G88]" office:value-type="float" office:value="9" calcext:value-type="float">
            <text:p>9</text:p>
          </table:table-cell>
          <table:table-cell office:value-type="string" calcext:value-type="string">
            <text:p>#</text:p>
          </table:table-cell>
          <table:table-cell table:formula="of:=DATE([.A88];[.B88];[.C88])" office:value-type="date" office:date-value="1970-06-30" calcext:value-type="date">
            <text:p>30 Jun 1970</text:p>
          </table:table-cell>
          <table:table-cell office:value-type="float" office:value="41" calcext:value-type="float">
            <text:p>41</text:p>
          </table:table-cell>
          <table:table-cell table:formula="of:=[.L88]-[.I88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89])/12)" office:value-type="float" office:value="0" calcext:value-type="float">
            <text:p>0</text:p>
          </table:table-cell>
          <table:table-cell table:formula="of:=[.A89]+4800-[.D89]" office:value-type="float" office:value="6771" calcext:value-type="float">
            <text:p>6771</text:p>
          </table:table-cell>
          <table:table-cell table:formula="of:=[.B89]+(12*[.D89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89]+INT(((153*[.F89])+2)/5)+(365*[.E89]) + INT([.E89]/4) - INT([.E89]/100) + INT([.E89]/400) - 32045" office:value-type="float" office:value="2441133" calcext:value-type="float">
            <text:p>2441133</text:p>
          </table:table-cell>
          <table:table-cell table:formula="of:=[.I88]+[.G89]" office:value-type="float" office:value="10" calcext:value-type="float">
            <text:p>10</text:p>
          </table:table-cell>
          <table:table-cell office:value-type="string" calcext:value-type="string">
            <text:p>#</text:p>
          </table:table-cell>
          <table:table-cell table:formula="of:=DATE([.A89];[.B89];[.C89])" office:value-type="date" office:date-value="1971-06-30" calcext:value-type="date">
            <text:p>30 Jun 1971</text:p>
          </table:table-cell>
          <table:table-cell office:value-type="float" office:value="42" calcext:value-type="float">
            <text:p>42</text:p>
          </table:table-cell>
          <table:table-cell table:formula="of:=[.L89]-[.I8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90])/12)" office:value-type="float" office:value="0" calcext:value-type="float">
            <text:p>0</text:p>
          </table:table-cell>
          <table:table-cell table:formula="of:=[.A90]+4800-[.D90]" office:value-type="float" office:value="6772" calcext:value-type="float">
            <text:p>6772</text:p>
          </table:table-cell>
          <table:table-cell table:formula="of:=[.B90]+(12*[.D90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0]+INT(((153*[.F90])+2)/5)+(365*[.E90]) + INT([.E90]/4) - INT([.E90]/100) + INT([.E90]/400) - 32045" office:value-type="float" office:value="2441499" calcext:value-type="float">
            <text:p>2441499</text:p>
          </table:table-cell>
          <table:table-cell table:formula="of:=[.I89]+[.G90]" office:value-type="float" office:value="11" calcext:value-type="float">
            <text:p>11</text:p>
          </table:table-cell>
          <table:table-cell office:value-type="string" calcext:value-type="string">
            <text:p>#</text:p>
          </table:table-cell>
          <table:table-cell table:formula="of:=DATE([.A90];[.B90];[.C90])" office:value-type="date" office:date-value="1972-06-30" calcext:value-type="date">
            <text:p>30 Jun 1972</text:p>
          </table:table-cell>
          <table:table-cell office:value-type="float" office:value="43" calcext:value-type="float">
            <text:p>43</text:p>
          </table:table-cell>
          <table:table-cell table:formula="of:=[.L90]-[.I90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1])/12)" office:value-type="float" office:value="0" calcext:value-type="float">
            <text:p>0</text:p>
          </table:table-cell>
          <table:table-cell table:formula="of:=[.A91]+4800-[.D91]" office:value-type="float" office:value="6772" calcext:value-type="float">
            <text:p>6772</text:p>
          </table:table-cell>
          <table:table-cell table:formula="of:=[.B91]+(12*[.D91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1]+INT(((153*[.F91])+2)/5)+(365*[.E91]) + INT([.E91]/4) - INT([.E91]/100) + INT([.E91]/400) - 32045" office:value-type="float" office:value="2441683" calcext:value-type="float">
            <text:p>2441683</text:p>
          </table:table-cell>
          <table:table-cell table:formula="of:=[.I90]+[.G91]" office:value-type="float" office:value="12" calcext:value-type="float">
            <text:p>12</text:p>
          </table:table-cell>
          <table:table-cell office:value-type="string" calcext:value-type="string">
            <text:p>#</text:p>
          </table:table-cell>
          <table:table-cell table:formula="of:=DATE([.A91];[.B91];[.C91])" office:value-type="date" office:date-value="1972-12-31" calcext:value-type="date">
            <text:p>31 Dec 1972</text:p>
          </table:table-cell>
          <table:table-cell office:value-type="float" office:value="44" calcext:value-type="float">
            <text:p>44</text:p>
          </table:table-cell>
          <table:table-cell table:formula="of:=[.L91]-[.I91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2])/12)" office:value-type="float" office:value="0" calcext:value-type="float">
            <text:p>0</text:p>
          </table:table-cell>
          <table:table-cell table:formula="of:=[.A92]+4800-[.D92]" office:value-type="float" office:value="6773" calcext:value-type="float">
            <text:p>6773</text:p>
          </table:table-cell>
          <table:table-cell table:formula="of:=[.B92]+(12*[.D92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2]+INT(((153*[.F92])+2)/5)+(365*[.E92]) + INT([.E92]/4) - INT([.E92]/100) + INT([.E92]/400) - 32045" office:value-type="float" office:value="2442048" calcext:value-type="float">
            <text:p>2442048</text:p>
          </table:table-cell>
          <table:table-cell table:formula="of:=[.I91]+[.G92]" office:value-type="float" office:value="13" calcext:value-type="float">
            <text:p>13</text:p>
          </table:table-cell>
          <table:table-cell office:value-type="string" calcext:value-type="string">
            <text:p>#</text:p>
          </table:table-cell>
          <table:table-cell table:formula="of:=DATE([.A92];[.B92];[.C92])" office:value-type="date" office:date-value="1973-12-31" calcext:value-type="date">
            <text:p>31 Dec 1973</text:p>
          </table:table-cell>
          <table:table-cell office:value-type="float" office:value="44.4814" calcext:value-type="float">
            <text:p>44.4814</text:p>
          </table:table-cell>
          <table:table-cell table:formula="of:=[.L92]-[.I92]" office:value-type="float" office:value="31.4814" calcext:value-type="float">
            <text:p>31.4814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3])/12)" office:value-type="float" office:value="0" calcext:value-type="float">
            <text:p>0</text:p>
          </table:table-cell>
          <table:table-cell table:formula="of:=[.A93]+4800-[.D93]" office:value-type="float" office:value="6774" calcext:value-type="float">
            <text:p>6774</text:p>
          </table:table-cell>
          <table:table-cell table:formula="of:=[.B93]+(12*[.D9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3]+INT(((153*[.F93])+2)/5)+(365*[.E93]) + INT([.E93]/4) - INT([.E93]/100) + INT([.E93]/400) - 32045" office:value-type="float" office:value="2442413" calcext:value-type="float">
            <text:p>2442413</text:p>
          </table:table-cell>
          <table:table-cell table:formula="of:=[.I92]+[.G93]" office:value-type="float" office:value="14" calcext:value-type="float">
            <text:p>14</text:p>
          </table:table-cell>
          <table:table-cell office:value-type="string" calcext:value-type="string">
            <text:p>#</text:p>
          </table:table-cell>
          <table:table-cell table:formula="of:=DATE([.A93];[.B93];[.C93])" office:value-type="date" office:date-value="1974-12-31" calcext:value-type="date">
            <text:p>31 Dec 1974</text:p>
          </table:table-cell>
          <table:table-cell office:value-type="float" office:value="45.4761" calcext:value-type="float">
            <text:p>45.4761</text:p>
          </table:table-cell>
          <table:table-cell table:formula="of:=[.L93]-[.I93]" office:value-type="float" office:value="31.4761" calcext:value-type="float">
            <text:p>31.4761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4])/12)" office:value-type="float" office:value="0" calcext:value-type="float">
            <text:p>0</text:p>
          </table:table-cell>
          <table:table-cell table:formula="of:=[.A94]+4800-[.D94]" office:value-type="float" office:value="6775" calcext:value-type="float">
            <text:p>6775</text:p>
          </table:table-cell>
          <table:table-cell table:formula="of:=[.B94]+(12*[.D94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4]+INT(((153*[.F94])+2)/5)+(365*[.E94]) + INT([.E94]/4) - INT([.E94]/100) + INT([.E94]/400) - 32045" office:value-type="float" office:value="2442778" calcext:value-type="float">
            <text:p>2442778</text:p>
          </table:table-cell>
          <table:table-cell table:formula="of:=[.I93]+[.G94]" office:value-type="float" office:value="15" calcext:value-type="float">
            <text:p>15</text:p>
          </table:table-cell>
          <table:table-cell office:value-type="string" calcext:value-type="string">
            <text:p>#</text:p>
          </table:table-cell>
          <table:table-cell table:formula="of:=DATE([.A94];[.B94];[.C94])" office:value-type="date" office:date-value="1975-12-31" calcext:value-type="date">
            <text:p>31 Dec 1975</text:p>
          </table:table-cell>
          <table:table-cell office:value-type="float" office:value="46.4567" calcext:value-type="float">
            <text:p>46.4567</text:p>
          </table:table-cell>
          <table:table-cell table:formula="of:=[.L94]-[.I94]" office:value-type="float" office:value="31.4567" calcext:value-type="float">
            <text:p>31.4567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5])/12)" office:value-type="float" office:value="0" calcext:value-type="float">
            <text:p>0</text:p>
          </table:table-cell>
          <table:table-cell table:formula="of:=[.A95]+4800-[.D95]" office:value-type="float" office:value="6776" calcext:value-type="float">
            <text:p>6776</text:p>
          </table:table-cell>
          <table:table-cell table:formula="of:=[.B95]+(12*[.D95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5]+INT(((153*[.F95])+2)/5)+(365*[.E95]) + INT([.E95]/4) - INT([.E95]/100) + INT([.E95]/400) - 32045" office:value-type="float" office:value="2443144" calcext:value-type="float">
            <text:p>2443144</text:p>
          </table:table-cell>
          <table:table-cell table:formula="of:=[.I94]+[.G95]" office:value-type="float" office:value="16" calcext:value-type="float">
            <text:p>16</text:p>
          </table:table-cell>
          <table:table-cell office:value-type="string" calcext:value-type="string">
            <text:p>#</text:p>
          </table:table-cell>
          <table:table-cell table:formula="of:=DATE([.A95];[.B95];[.C95])" office:value-type="date" office:date-value="1976-12-31" calcext:value-type="date">
            <text:p>31 Dec 1976</text:p>
          </table:table-cell>
          <table:table-cell office:value-type="float" office:value="47.5214" calcext:value-type="float">
            <text:p>47.5214</text:p>
          </table:table-cell>
          <table:table-cell table:formula="of:=[.L95]-[.I95]" office:value-type="float" office:value="31.5214" calcext:value-type="float">
            <text:p>31.521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6])/12)" office:value-type="float" office:value="0" calcext:value-type="float">
            <text:p>0</text:p>
          </table:table-cell>
          <table:table-cell table:formula="of:=[.A96]+4800-[.D96]" office:value-type="float" office:value="6777" calcext:value-type="float">
            <text:p>6777</text:p>
          </table:table-cell>
          <table:table-cell table:formula="of:=[.B96]+(12*[.D96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6]+INT(((153*[.F96])+2)/5)+(365*[.E96]) + INT([.E96]/4) - INT([.E96]/100) + INT([.E96]/400) - 32045" office:value-type="float" office:value="2443509" calcext:value-type="float">
            <text:p>2443509</text:p>
          </table:table-cell>
          <table:table-cell table:formula="of:=[.I95]+[.G96]" office:value-type="float" office:value="17" calcext:value-type="float">
            <text:p>17</text:p>
          </table:table-cell>
          <table:table-cell office:value-type="string" calcext:value-type="string">
            <text:p>#</text:p>
          </table:table-cell>
          <table:table-cell table:formula="of:=DATE([.A96];[.B96];[.C96])" office:value-type="date" office:date-value="1977-12-31" calcext:value-type="date">
            <text:p>31 Dec 1977</text:p>
          </table:table-cell>
          <table:table-cell office:value-type="float" office:value="48.5344" calcext:value-type="float">
            <text:p>48.5344</text:p>
          </table:table-cell>
          <table:table-cell table:formula="of:=[.L96]-[.I96]" office:value-type="float" office:value="31.5344" calcext:value-type="float">
            <text:p>31.5344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7])/12)" office:value-type="float" office:value="0" calcext:value-type="float">
            <text:p>0</text:p>
          </table:table-cell>
          <table:table-cell table:formula="of:=[.A97]+4800-[.D97]" office:value-type="float" office:value="6778" calcext:value-type="float">
            <text:p>6778</text:p>
          </table:table-cell>
          <table:table-cell table:formula="of:=[.B97]+(12*[.D97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7]+INT(((153*[.F97])+2)/5)+(365*[.E97]) + INT([.E97]/4) - INT([.E97]/100) + INT([.E97]/400) - 32045" office:value-type="float" office:value="2443874" calcext:value-type="float">
            <text:p>2443874</text:p>
          </table:table-cell>
          <table:table-cell table:formula="of:=[.I96]+[.G97]" office:value-type="float" office:value="18" calcext:value-type="float">
            <text:p>18</text:p>
          </table:table-cell>
          <table:table-cell office:value-type="string" calcext:value-type="string">
            <text:p>#</text:p>
          </table:table-cell>
          <table:table-cell table:formula="of:=DATE([.A97];[.B97];[.C97])" office:value-type="date" office:date-value="1978-12-31" calcext:value-type="date">
            <text:p>31 Dec 1978</text:p>
          </table:table-cell>
          <table:table-cell office:value-type="float" office:value="49.5862" calcext:value-type="float">
            <text:p>49.5862</text:p>
          </table:table-cell>
          <table:table-cell table:formula="of:=[.L97]-[.I97]" office:value-type="float" office:value="31.5862" calcext:value-type="float">
            <text:p>31.5862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98])/12)" office:value-type="float" office:value="0" calcext:value-type="float">
            <text:p>0</text:p>
          </table:table-cell>
          <table:table-cell table:formula="of:=[.A98]+4800-[.D98]" office:value-type="float" office:value="6779" calcext:value-type="float">
            <text:p>6779</text:p>
          </table:table-cell>
          <table:table-cell table:formula="of:=[.B98]+(12*[.D98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8]+INT(((153*[.F98])+2)/5)+(365*[.E98]) + INT([.E98]/4) - INT([.E98]/100) + INT([.E98]/400) - 32045" office:value-type="float" office:value="2444239" calcext:value-type="float">
            <text:p>2444239</text:p>
          </table:table-cell>
          <table:table-cell table:formula="of:=[.I97]+[.G98]" office:value-type="float" office:value="19" calcext:value-type="float">
            <text:p>19</text:p>
          </table:table-cell>
          <table:table-cell office:value-type="string" calcext:value-type="string">
            <text:p>#</text:p>
          </table:table-cell>
          <table:table-cell table:formula="of:=DATE([.A98];[.B98];[.C98])" office:value-type="date" office:date-value="1979-12-31" calcext:value-type="date">
            <text:p>31 Dec 1979</text:p>
          </table:table-cell>
          <table:table-cell office:value-type="float" office:value="50.5387" calcext:value-type="float">
            <text:p>50.5387</text:p>
          </table:table-cell>
          <table:table-cell table:formula="of:=[.L98]-[.I98]" office:value-type="float" office:value="31.5387" calcext:value-type="float">
            <text:p>31.538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99])/12)" office:value-type="float" office:value="0" calcext:value-type="float">
            <text:p>0</text:p>
          </table:table-cell>
          <table:table-cell table:formula="of:=[.A99]+4800-[.D99]" office:value-type="float" office:value="6781" calcext:value-type="float">
            <text:p>6781</text:p>
          </table:table-cell>
          <table:table-cell table:formula="of:=[.B99]+(12*[.D99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9]+INT(((153*[.F99])+2)/5)+(365*[.E99]) + INT([.E99]/4) - INT([.E99]/100) + INT([.E99]/400) - 32045" office:value-type="float" office:value="2444786" calcext:value-type="float">
            <text:p>2444786</text:p>
          </table:table-cell>
          <table:table-cell table:formula="of:=[.I98]+[.G99]" office:value-type="float" office:value="20" calcext:value-type="float">
            <text:p>20</text:p>
          </table:table-cell>
          <table:table-cell office:value-type="string" calcext:value-type="string">
            <text:p>#</text:p>
          </table:table-cell>
          <table:table-cell table:formula="of:=DATE([.A99];[.B99];[.C99])" office:value-type="date" office:date-value="1981-06-30" calcext:value-type="date">
            <text:p>30 Jun 1981</text:p>
          </table:table-cell>
          <table:table-cell office:value-type="float" office:value="51.8133" calcext:value-type="float">
            <text:p>51.8133</text:p>
          </table:table-cell>
          <table:table-cell table:formula="of:=[.L99]-[.I99]" office:value-type="float" office:value="31.8133" calcext:value-type="float">
            <text:p>31.813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00])/12)" office:value-type="float" office:value="0" calcext:value-type="float">
            <text:p>0</text:p>
          </table:table-cell>
          <table:table-cell table:formula="of:=[.A100]+4800-[.D100]" office:value-type="float" office:value="6782" calcext:value-type="float">
            <text:p>6782</text:p>
          </table:table-cell>
          <table:table-cell table:formula="of:=[.B100]+(12*[.D100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0]+INT(((153*[.F100])+2)/5)+(365*[.E100]) + INT([.E100]/4) - INT([.E100]/100) + INT([.E100]/400) - 32045" office:value-type="float" office:value="2445151" calcext:value-type="float">
            <text:p>2445151</text:p>
          </table:table-cell>
          <table:table-cell table:formula="of:=[.I99]+[.G100]" office:value-type="float" office:value="21" calcext:value-type="float">
            <text:p>21</text:p>
          </table:table-cell>
          <table:table-cell office:value-type="string" calcext:value-type="string">
            <text:p>#</text:p>
          </table:table-cell>
          <table:table-cell table:formula="of:=DATE([.A100];[.B100];[.C100])" office:value-type="date" office:date-value="1982-06-30" calcext:value-type="date">
            <text:p>30 Jun 1982</text:p>
          </table:table-cell>
          <table:table-cell office:value-type="float" office:value="52.5752" calcext:value-type="float">
            <text:p>52.5752</text:p>
          </table:table-cell>
          <table:table-cell table:formula="of:=[.L100]-[.I100]" office:value-type="float" office:value="31.5752" calcext:value-type="float">
            <text:p>31.575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01])/12)" office:value-type="float" office:value="0" calcext:value-type="float">
            <text:p>0</text:p>
          </table:table-cell>
          <table:table-cell table:formula="of:=[.A101]+4800-[.D101]" office:value-type="float" office:value="6783" calcext:value-type="float">
            <text:p>6783</text:p>
          </table:table-cell>
          <table:table-cell table:formula="of:=[.B101]+(12*[.D101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1]+INT(((153*[.F101])+2)/5)+(365*[.E101]) + INT([.E101]/4) - INT([.E101]/100) + INT([.E101]/400) - 32045" office:value-type="float" office:value="2445516" calcext:value-type="float">
            <text:p>2445516</text:p>
          </table:table-cell>
          <table:table-cell table:formula="of:=[.I100]+[.G101]" office:value-type="float" office:value="22" calcext:value-type="float">
            <text:p>22</text:p>
          </table:table-cell>
          <table:table-cell office:value-type="string" calcext:value-type="string">
            <text:p>#</text:p>
          </table:table-cell>
          <table:table-cell table:formula="of:=DATE([.A101];[.B101];[.C101])" office:value-type="date" office:date-value="1983-06-30" calcext:value-type="date">
            <text:p>30 Jun 1983</text:p>
          </table:table-cell>
          <table:table-cell office:value-type="float" office:value="53.4335" calcext:value-type="float">
            <text:p>53.4335</text:p>
          </table:table-cell>
          <table:table-cell table:formula="of:=[.L101]-[.I101]" office:value-type="float" office:value="31.4335" calcext:value-type="float">
            <text:p>31.433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02])/12)" office:value-type="float" office:value="0" calcext:value-type="float">
            <text:p>0</text:p>
          </table:table-cell>
          <table:table-cell table:formula="of:=[.A102]+4800-[.D102]" office:value-type="float" office:value="6785" calcext:value-type="float">
            <text:p>6785</text:p>
          </table:table-cell>
          <table:table-cell table:formula="of:=[.B102]+(12*[.D102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2]+INT(((153*[.F102])+2)/5)+(365*[.E102]) + INT([.E102]/4) - INT([.E102]/100) + INT([.E102]/400) - 32045" office:value-type="float" office:value="2446247" calcext:value-type="float">
            <text:p>2446247</text:p>
          </table:table-cell>
          <table:table-cell table:formula="of:=[.I101]+[.G102]" office:value-type="float" office:value="23" calcext:value-type="float">
            <text:p>23</text:p>
          </table:table-cell>
          <table:table-cell office:value-type="string" calcext:value-type="string">
            <text:p>#</text:p>
          </table:table-cell>
          <table:table-cell table:formula="of:=DATE([.A102];[.B102];[.C102])" office:value-type="date" office:date-value="1985-06-30" calcext:value-type="date">
            <text:p>30 Jun 1985</text:p>
          </table:table-cell>
          <table:table-cell office:value-type="float" office:value="54.6355" calcext:value-type="float">
            <text:p>54.6355</text:p>
          </table:table-cell>
          <table:table-cell table:formula="of:=[.L102]-[.I102]" office:value-type="float" office:value="31.6355" calcext:value-type="float">
            <text:p>31.635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03])/12)" office:value-type="float" office:value="0" calcext:value-type="float">
            <text:p>0</text:p>
          </table:table-cell>
          <table:table-cell table:formula="of:=[.A103]+4800-[.D103]" office:value-type="float" office:value="6787" calcext:value-type="float">
            <text:p>6787</text:p>
          </table:table-cell>
          <table:table-cell table:formula="of:=[.B103]+(12*[.D10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3]+INT(((153*[.F103])+2)/5)+(365*[.E103]) + INT([.E103]/4) - INT([.E103]/100) + INT([.E103]/400) - 32045" office:value-type="float" office:value="2447161" calcext:value-type="float">
            <text:p>2447161</text:p>
          </table:table-cell>
          <table:table-cell table:formula="of:=[.I102]+[.G103]" office:value-type="float" office:value="24" calcext:value-type="float">
            <text:p>24</text:p>
          </table:table-cell>
          <table:table-cell office:value-type="string" calcext:value-type="string">
            <text:p>#</text:p>
          </table:table-cell>
          <table:table-cell table:formula="of:=DATE([.A103];[.B103];[.C103])" office:value-type="date" office:date-value="1987-12-31" calcext:value-type="date">
            <text:p>31 Dec 1987</text:p>
          </table:table-cell>
          <table:table-cell office:value-type="float" office:value="55.8197" calcext:value-type="float">
            <text:p>55.8197</text:p>
          </table:table-cell>
          <table:table-cell table:formula="of:=[.L103]-[.I103]" office:value-type="float" office:value="31.8197" calcext:value-type="float">
            <text:p>31.819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04])/12)" office:value-type="float" office:value="0" calcext:value-type="float">
            <text:p>0</text:p>
          </table:table-cell>
          <table:table-cell table:formula="of:=[.A104]+4800-[.D104]" office:value-type="float" office:value="6789" calcext:value-type="float">
            <text:p>6789</text:p>
          </table:table-cell>
          <table:table-cell table:formula="of:=[.B104]+(12*[.D104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4]+INT(((153*[.F104])+2)/5)+(365*[.E104]) + INT([.E104]/4) - INT([.E104]/100) + INT([.E104]/400) - 32045" office:value-type="float" office:value="2447892" calcext:value-type="float">
            <text:p>2447892</text:p>
          </table:table-cell>
          <table:table-cell table:formula="of:=[.I103]+[.G104]" office:value-type="float" office:value="25" calcext:value-type="float">
            <text:p>25</text:p>
          </table:table-cell>
          <table:table-cell office:value-type="string" calcext:value-type="string">
            <text:p>#</text:p>
          </table:table-cell>
          <table:table-cell table:formula="of:=DATE([.A104];[.B104];[.C104])" office:value-type="date" office:date-value="1989-12-31" calcext:value-type="date">
            <text:p>31 Dec 1989</text:p>
          </table:table-cell>
          <table:table-cell office:value-type="float" office:value="56.8553" calcext:value-type="float">
            <text:p>56.8553</text:p>
          </table:table-cell>
          <table:table-cell table:formula="of:=[.L104]-[.I104]" office:value-type="float" office:value="31.8553" calcext:value-type="float">
            <text:p>31.855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05])/12)" office:value-type="float" office:value="0" calcext:value-type="float">
            <text:p>0</text:p>
          </table:table-cell>
          <table:table-cell table:formula="of:=[.A105]+4800-[.D105]" office:value-type="float" office:value="6790" calcext:value-type="float">
            <text:p>6790</text:p>
          </table:table-cell>
          <table:table-cell table:formula="of:=[.B105]+(12*[.D105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5]+INT(((153*[.F105])+2)/5)+(365*[.E105]) + INT([.E105]/4) - INT([.E105]/100) + INT([.E105]/400) - 32045" office:value-type="float" office:value="2448257" calcext:value-type="float">
            <text:p>2448257</text:p>
          </table:table-cell>
          <table:table-cell table:formula="of:=[.I104]+[.G105]" office:value-type="float" office:value="26" calcext:value-type="float">
            <text:p>26</text:p>
          </table:table-cell>
          <table:table-cell office:value-type="string" calcext:value-type="string">
            <text:p>#</text:p>
          </table:table-cell>
          <table:table-cell table:formula="of:=DATE([.A105];[.B105];[.C105])" office:value-type="date" office:date-value="1990-12-31" calcext:value-type="date">
            <text:p>31 Dec 1990</text:p>
          </table:table-cell>
          <table:table-cell office:value-type="float" office:value="57.5653" calcext:value-type="float">
            <text:p>57.5653</text:p>
          </table:table-cell>
          <table:table-cell table:formula="of:=[.L105]-[.I105]" office:value-type="float" office:value="31.5653" calcext:value-type="float">
            <text:p>31.565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06])/12)" office:value-type="float" office:value="0" calcext:value-type="float">
            <text:p>0</text:p>
          </table:table-cell>
          <table:table-cell table:formula="of:=[.A106]+4800-[.D106]" office:value-type="float" office:value="6792" calcext:value-type="float">
            <text:p>6792</text:p>
          </table:table-cell>
          <table:table-cell table:formula="of:=[.B106]+(12*[.D106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6]+INT(((153*[.F106])+2)/5)+(365*[.E106]) + INT([.E106]/4) - INT([.E106]/100) + INT([.E106]/400) - 32045" office:value-type="float" office:value="2448804" calcext:value-type="float">
            <text:p>2448804</text:p>
          </table:table-cell>
          <table:table-cell table:formula="of:=[.I105]+[.G106]" office:value-type="float" office:value="27" calcext:value-type="float">
            <text:p>27</text:p>
          </table:table-cell>
          <table:table-cell office:value-type="string" calcext:value-type="string">
            <text:p>#</text:p>
          </table:table-cell>
          <table:table-cell table:formula="of:=DATE([.A106];[.B106];[.C106])" office:value-type="date" office:date-value="1992-06-30" calcext:value-type="date">
            <text:p>30 Jun 1992</text:p>
          </table:table-cell>
          <table:table-cell office:value-type="float" office:value="58.741" calcext:value-type="float">
            <text:p>58.741</text:p>
          </table:table-cell>
          <table:table-cell table:formula="of:=[.L106]-[.I106]" office:value-type="float" office:value="31.741" calcext:value-type="float">
            <text:p>31.74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07])/12)" office:value-type="float" office:value="0" calcext:value-type="float">
            <text:p>0</text:p>
          </table:table-cell>
          <table:table-cell table:formula="of:=[.A107]+4800-[.D107]" office:value-type="float" office:value="6793" calcext:value-type="float">
            <text:p>6793</text:p>
          </table:table-cell>
          <table:table-cell table:formula="of:=[.B107]+(12*[.D107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7]+INT(((153*[.F107])+2)/5)+(365*[.E107]) + INT([.E107]/4) - INT([.E107]/100) + INT([.E107]/400) - 32045" office:value-type="float" office:value="2449169" calcext:value-type="float">
            <text:p>2449169</text:p>
          </table:table-cell>
          <table:table-cell table:formula="of:=[.I106]+[.G107]" office:value-type="float" office:value="28" calcext:value-type="float">
            <text:p>28</text:p>
          </table:table-cell>
          <table:table-cell office:value-type="string" calcext:value-type="string">
            <text:p>#</text:p>
          </table:table-cell>
          <table:table-cell table:formula="of:=DATE([.A107];[.B107];[.C107])" office:value-type="date" office:date-value="1993-06-30" calcext:value-type="date">
            <text:p>30 Jun 1993</text:p>
          </table:table-cell>
          <table:table-cell office:value-type="float" office:value="59.585" calcext:value-type="float">
            <text:p>59.585</text:p>
          </table:table-cell>
          <table:table-cell table:formula="of:=[.L107]-[.I107]" office:value-type="float" office:value="31.585" calcext:value-type="float">
            <text:p>31.585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08])/12)" office:value-type="float" office:value="0" calcext:value-type="float">
            <text:p>0</text:p>
          </table:table-cell>
          <table:table-cell table:formula="of:=[.A108]+4800-[.D108]" office:value-type="float" office:value="6794" calcext:value-type="float">
            <text:p>6794</text:p>
          </table:table-cell>
          <table:table-cell table:formula="of:=[.B108]+(12*[.D108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8]+INT(((153*[.F108])+2)/5)+(365*[.E108]) + INT([.E108]/4) - INT([.E108]/100) + INT([.E108]/400) - 32045" office:value-type="float" office:value="2449534" calcext:value-type="float">
            <text:p>2449534</text:p>
          </table:table-cell>
          <table:table-cell table:formula="of:=[.I107]+[.G108]" office:value-type="float" office:value="29" calcext:value-type="float">
            <text:p>29</text:p>
          </table:table-cell>
          <table:table-cell office:value-type="string" calcext:value-type="string">
            <text:p>#</text:p>
          </table:table-cell>
          <table:table-cell table:formula="of:=DATE([.A108];[.B108];[.C108])" office:value-type="date" office:date-value="1994-06-30" calcext:value-type="date">
            <text:p>30 Jun 1994</text:p>
          </table:table-cell>
          <table:table-cell office:value-type="float" office:value="60.4012" calcext:value-type="float">
            <text:p>60.4012</text:p>
          </table:table-cell>
          <table:table-cell table:formula="of:=[.L108]-[.I108]" office:value-type="float" office:value="31.4012" calcext:value-type="float">
            <text:p>31.401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09])/12)" office:value-type="float" office:value="0" calcext:value-type="float">
            <text:p>0</text:p>
          </table:table-cell>
          <table:table-cell table:formula="of:=[.A109]+4800-[.D109]" office:value-type="float" office:value="6795" calcext:value-type="float">
            <text:p>6795</text:p>
          </table:table-cell>
          <table:table-cell table:formula="of:=[.B109]+(12*[.D109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9]+INT(((153*[.F109])+2)/5)+(365*[.E109]) + INT([.E109]/4) - INT([.E109]/100) + INT([.E109]/400) - 32045" office:value-type="float" office:value="2449899" calcext:value-type="float">
            <text:p>2449899</text:p>
          </table:table-cell>
          <table:table-cell table:formula="of:=[.I108]+[.G109]" office:value-type="float" office:value="30" calcext:value-type="float">
            <text:p>30</text:p>
          </table:table-cell>
          <table:table-cell office:value-type="string" calcext:value-type="string">
            <text:p>#</text:p>
          </table:table-cell>
          <table:table-cell table:formula="of:=DATE([.A109];[.B109];[.C109])" office:value-type="date" office:date-value="1995-06-30" calcext:value-type="date">
            <text:p>30 Jun 1995</text:p>
          </table:table-cell>
          <table:table-cell office:value-type="float" office:value="61.2454" calcext:value-type="float">
            <text:p>61.2454</text:p>
          </table:table-cell>
          <table:table-cell table:formula="of:=[.L109]-[.I109]" office:value-type="float" office:value="31.2454" calcext:value-type="float">
            <text:p>31.2454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10])/12)" office:value-type="float" office:value="0" calcext:value-type="float">
            <text:p>0</text:p>
          </table:table-cell>
          <table:table-cell table:formula="of:=[.A110]+4800-[.D110]" office:value-type="float" office:value="6797" calcext:value-type="float">
            <text:p>6797</text:p>
          </table:table-cell>
          <table:table-cell table:formula="of:=[.B110]+(12*[.D110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10]+INT(((153*[.F110])+2)/5)+(365*[.E110]) + INT([.E110]/4) - INT([.E110]/100) + INT([.E110]/400) - 32045" office:value-type="float" office:value="2450630" calcext:value-type="float">
            <text:p>2450630</text:p>
          </table:table-cell>
          <table:table-cell table:formula="of:=[.I109]+[.G110]" office:value-type="float" office:value="31" calcext:value-type="float">
            <text:p>31</text:p>
          </table:table-cell>
          <table:table-cell office:value-type="string" calcext:value-type="string">
            <text:p>#</text:p>
          </table:table-cell>
          <table:table-cell table:formula="of:=DATE([.A110];[.B110];[.C110])" office:value-type="date" office:date-value="1997-06-30" calcext:value-type="date">
            <text:p>30 Jun 1997</text:p>
          </table:table-cell>
          <table:table-cell office:value-type="float" office:value="62.6571" calcext:value-type="float">
            <text:p>62.6571</text:p>
          </table:table-cell>
          <table:table-cell table:formula="of:=[.L110]-[.I110]" office:value-type="float" office:value="31.6571" calcext:value-type="float">
            <text:p>31.657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11])/12)" office:value-type="float" office:value="0" calcext:value-type="float">
            <text:p>0</text:p>
          </table:table-cell>
          <table:table-cell table:formula="of:=[.A111]+4800-[.D111]" office:value-type="float" office:value="6798" calcext:value-type="float">
            <text:p>6798</text:p>
          </table:table-cell>
          <table:table-cell table:formula="of:=[.B111]+(12*[.D111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]+INT(((153*[.F111])+2)/5)+(365*[.E111]) + INT([.E111]/4) - INT([.E111]/100) + INT([.E111]/400) - 32045" office:value-type="float" office:value="2451179" calcext:value-type="float">
            <text:p>2451179</text:p>
          </table:table-cell>
          <table:table-cell table:formula="of:=[.I110]+[.G111]" office:value-type="float" office:value="32" calcext:value-type="float">
            <text:p>32</text:p>
          </table:table-cell>
          <table:table-cell office:value-type="string" calcext:value-type="string">
            <text:p>#</text:p>
          </table:table-cell>
          <table:table-cell table:formula="of:=DATE([.A111];[.B111];[.C111])" office:value-type="date" office:date-value="1998-12-31" calcext:value-type="date">
            <text:p>31 Dec 1998</text:p>
          </table:table-cell>
          <table:table-cell office:value-type="float" office:value="63.4673" calcext:value-type="float">
            <text:p>63.4673</text:p>
          </table:table-cell>
          <table:table-cell table:formula="of:=[.L111]-[.I111]" office:value-type="float" office:value="31.4673" calcext:value-type="float">
            <text:p>31.467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12])/12)" office:value-type="float" office:value="0" calcext:value-type="float">
            <text:p>0</text:p>
          </table:table-cell>
          <table:table-cell table:formula="of:=[.A112]+4800-[.D112]" office:value-type="float" office:value="6805" calcext:value-type="float">
            <text:p>6805</text:p>
          </table:table-cell>
          <table:table-cell table:formula="of:=[.B112]+(12*[.D112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2]+INT(((153*[.F112])+2)/5)+(365*[.E112]) + INT([.E112]/4) - INT([.E112]/100) + INT([.E112]/400) - 32045" office:value-type="float" office:value="2453736" calcext:value-type="float">
            <text:p>2453736</text:p>
          </table:table-cell>
          <table:table-cell table:formula="of:=[.I111]+[.G112]" office:value-type="float" office:value="33" calcext:value-type="float">
            <text:p>33</text:p>
          </table:table-cell>
          <table:table-cell office:value-type="string" calcext:value-type="string">
            <text:p>#</text:p>
          </table:table-cell>
          <table:table-cell table:formula="of:=DATE([.A112];[.B112];[.C112])" office:value-type="date" office:date-value="2005-12-31" calcext:value-type="date">
            <text:p>31 Dec 2005</text:p>
          </table:table-cell>
          <table:table-cell office:value-type="float" office:value="64.8452" calcext:value-type="float">
            <text:p>64.8452</text:p>
          </table:table-cell>
          <table:table-cell table:formula="of:=[.L112]-[.I112]" office:value-type="float" office:value="31.8452" calcext:value-type="float">
            <text:p>31.845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INT((14-[.B113])/12)" office:value-type="float" office:value="0" calcext:value-type="float">
            <text:p>0</text:p>
          </table:table-cell>
          <table:table-cell table:formula="of:=[.A113]+4800-[.D113]" office:value-type="float" office:value="6808" calcext:value-type="float">
            <text:p>6808</text:p>
          </table:table-cell>
          <table:table-cell table:formula="of:=[.B113]+(12*[.D113]) - 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]+INT(((153*[.F113])+2)/5)+(365*[.E113]) + INT([.E113]/4) - INT([.E113]/100) + INT([.E113]/400) - 32045" office:value-type="float" office:value="2454832" calcext:value-type="float">
            <text:p>2454832</text:p>
          </table:table-cell>
          <table:table-cell table:formula="of:=[.I112]+[.G113]" office:value-type="float" office:value="34" calcext:value-type="float">
            <text:p>34</text:p>
          </table:table-cell>
          <table:table-cell office:value-type="string" calcext:value-type="string">
            <text:p>#</text:p>
          </table:table-cell>
          <table:table-cell table:formula="of:=DATE([.A113];[.B113];[.C113])" office:value-type="date" office:date-value="2008-12-31" calcext:value-type="date">
            <text:p>31 Dec 2008</text:p>
          </table:table-cell>
          <table:table-cell office:value-type="float" office:value="65.7768" calcext:value-type="float">
            <text:p>65.7768</text:p>
          </table:table-cell>
          <table:table-cell table:formula="of:=[.L113]-[.I113]" office:value-type="float" office:value="31.7768" calcext:value-type="float">
            <text:p>31.776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14])/12)" office:value-type="float" office:value="0" calcext:value-type="float">
            <text:p>0</text:p>
          </table:table-cell>
          <table:table-cell table:formula="of:=[.A114]+4800-[.D114]" office:value-type="float" office:value="6812" calcext:value-type="float">
            <text:p>6812</text:p>
          </table:table-cell>
          <table:table-cell table:formula="of:=[.B114]+(12*[.D114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14]+INT(((153*[.F114])+2)/5)+(365*[.E114]) + INT([.E114]/4) - INT([.E114]/100) + INT([.E114]/400) - 32045" office:value-type="float" office:value="2456109" calcext:value-type="float">
            <text:p>2456109</text:p>
          </table:table-cell>
          <table:table-cell table:formula="of:=[.I113]+[.G114]" office:value-type="float" office:value="35" calcext:value-type="float">
            <text:p>35</text:p>
          </table:table-cell>
          <table:table-cell office:value-type="string" calcext:value-type="string">
            <text:p>#</text:p>
          </table:table-cell>
          <table:table-cell table:formula="of:=DATE([.A114];[.B114];[.C114])" office:value-type="date" office:date-value="2012-06-30" calcext:value-type="date">
            <text:p>30 Jun 2012</text:p>
          </table:table-cell>
          <table:table-cell office:value-type="float" office:value="66.7708" calcext:value-type="float">
            <text:p>66.7708</text:p>
          </table:table-cell>
          <table:table-cell table:formula="of:=[.L114]-[.I114]" office:value-type="float" office:value="31.7708" calcext:value-type="float">
            <text:p>31.77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INT((14-[.B115])/12)" office:value-type="float" office:value="0" calcext:value-type="float">
            <text:p>0</text:p>
          </table:table-cell>
          <table:table-cell table:formula="of:=[.A115]+4800-[.D115]" office:value-type="float" office:value="6815" calcext:value-type="float">
            <text:p>6815</text:p>
          </table:table-cell>
          <table:table-cell table:formula="of:=[.B115]+(12*[.D115]) - 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15]+INT(((153*[.F115])+2)/5)+(365*[.E115]) + INT([.E115]/4) - INT([.E115]/100) + INT([.E115]/400) - 32045" office:value-type="float" office:value="2457204" calcext:value-type="float">
            <text:p>2457204</text:p>
          </table:table-cell>
          <table:table-cell table:formula="of:=[.I114]+[.G115]" office:value-type="float" office:value="36" calcext:value-type="float">
            <text:p>36</text:p>
          </table:table-cell>
          <table:table-cell office:value-type="string" calcext:value-type="string">
            <text:p>#</text:p>
          </table:table-cell>
          <table:table-cell table:formula="of:=DATE([.A115];[.B115];[.C115])" office:value-type="date" office:date-value="2015-06-30" calcext:value-type="date">
            <text:p>30 Jun 2015</text:p>
          </table:table-cell>
          <table:table-cell office:value-type="float" office:value="67.8606" calcext:value-type="float">
            <text:p>67.8606</text:p>
          </table:table-cell>
          <table:table-cell table:formula="of:=[.L115]-[.I115]" office:value-type="float" office:value="31.8606" calcext:value-type="float">
            <text:p>31.860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INT((14-[.B116])/12)" office:value-type="float" office:value="0" calcext:value-type="float">
            <text:p>0</text:p>
          </table:table-cell>
          <table:table-cell table:formula="of:=[.A116]+4800-[.D116]" office:value-type="float" office:value="6816" calcext:value-type="float">
            <text:p>6816</text:p>
          </table:table-cell>
          <table:table-cell table:formula="of:=[.B116]+(12*[.D116]) - 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6]+INT(((153*[.F116])+2)/5)+(365*[.E116]) + INT([.E116]/4) - INT([.E116]/100) + INT([.E116]/400) - 32045" office:value-type="float" office:value="2457505" calcext:value-type="float">
            <text:p>2457505</text:p>
          </table:table-cell>
          <table:table-cell table:formula="of:=[.I115]+[.G116]" office:value-type="float" office:value="36" calcext:value-type="float">
            <text:p>36</text:p>
          </table:table-cell>
          <table:table-cell office:value-type="string" calcext:value-type="string">
            <text:p>#</text:p>
          </table:table-cell>
          <table:table-cell table:formula="of:=DATE([.A116];[.B116];[.C116])" office:value-type="date" office:date-value="2016-04-26" calcext:value-type="date">
            <text:p>26 Apr 2016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INT((14-[.B117])/12)" office:value-type="float" office:value="0" calcext:value-type="float">
            <text:p>0</text:p>
          </table:table-cell>
          <table:table-cell table:formula="of:=[.A117]+4800-[.D117]" office:value-type="float" office:value="6816" calcext:value-type="float">
            <text:p>6816</text:p>
          </table:table-cell>
          <table:table-cell table:formula="of:=[.B117]+(12*[.D117]) - 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17]+INT(((153*[.F117])+2)/5)+(365*[.E117]) + INT([.E117]/4) - INT([.E117]/100) + INT([.E117]/400) - 32045" office:value-type="float" office:value="2457751" calcext:value-type="float">
            <text:p>2457751</text:p>
          </table:table-cell>
          <table:table-cell table:formula="of:=[.I116]+[.G117]" office:value-type="float" office:value="36" calcext:value-type="float">
            <text:p>36</text:p>
          </table:table-cell>
          <table:table-cell office:value-type="string" calcext:value-type="string">
            <text:p>#</text:p>
          </table:table-cell>
          <table:table-cell table:formula="of:=DATE([.A117];[.B117];[.C117])" office:value-type="date" office:date-value="2016-12-28" calcext:value-type="date">
            <text:p>28 Dec 2016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INT((14-[.B118])/12)" office:value-type="float" office:value="0" calcext:value-type="float">
            <text:p>0</text:p>
          </table:table-cell>
          <table:table-cell table:formula="of:=[.A118]+4800-[.D118]" office:value-type="float" office:value="6817" calcext:value-type="float">
            <text:p>6817</text:p>
          </table:table-cell>
          <table:table-cell table:formula="of:=[.B118]+(12*[.D118]) - 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18]+INT(((153*[.F118])+2)/5)+(365*[.E118]) + INT([.E118]/4) - INT([.E118]/100) + INT([.E118]/400) - 32045" office:value-type="float" office:value="2457933" calcext:value-type="float">
            <text:p>2457933</text:p>
          </table:table-cell>
          <table:table-cell table:formula="of:=[.I117]+[.G118]" office:value-type="float" office:value="36" calcext:value-type="float">
            <text:p>36</text:p>
          </table:table-cell>
          <table:table-cell office:value-type="string" calcext:value-type="string">
            <text:p>#</text:p>
          </table:table-cell>
          <table:table-cell table:formula="of:=DATE([.A118];[.B118];[.C118])" office:value-type="date" office:date-value="2017-06-28" calcext:value-type="date">
            <text:p>28 Jun 2017</text:p>
          </table:table-cell>
          <table:table-cell table:number-columns-repeated="2"/>
        </table:table-row>
        <table:table-row table:style-name="ro1">
          <table:table-cell office:value-type="float" office:value="-4713" calcext:value-type="float">
            <text:p>-47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formula="of:=INT((14-[.B119])/12)" office:value-type="float" office:value="0" calcext:value-type="float">
            <text:p>0</text:p>
          </table:table-cell>
          <table:table-cell table:formula="of:=[.A119]+4800-[.D119]" office:value-type="float" office:value="87" calcext:value-type="float">
            <text:p>87</text:p>
          </table:table-cell>
          <table:table-cell table:formula="of:=[.B119]+(12*[.D119]) - 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19]+INT(((153*[.F119])+2)/5)+(365*[.E119]) + INT([.E119]/4) - INT([.E119]/100) + INT([.E119]/400) - 32045" office:value-type="float" office:value="0" calcext:value-type="float">
            <text:p>0</text:p>
          </table:table-cell>
          <table:table-cell table:formula="of:=[.I117]+[.G119]" office:value-type="float" office:value="36" calcext:value-type="float">
            <text:p>36</text:p>
          </table:table-cell>
          <table:table-cell office:value-type="string" calcext:value-type="string">
            <text:p>#</text:p>
          </table:table-cell>
          <table:table-cell table:formula="of:=DATE([.A119];[.B119];[.C119])" office:value-type="string" office:string-value="" calcext:value-type="error">
            <text:p>Err:502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NT((14-[.B120])/12)" office:value-type="float" office:value="1" calcext:value-type="float">
            <text:p>1</text:p>
          </table:table-cell>
          <table:table-cell table:formula="of:=[.A120]+4800-[.D120]" office:value-type="float" office:value="6799" calcext:value-type="float">
            <text:p>6799</text:p>
          </table:table-cell>
          <table:table-cell table:formula="of:=[.B120]+(12*[.D120]) - 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0]+INT(((153*[.F120])+2)/5)+(365*[.E120]) + INT([.E120]/4) - INT([.E120]/100) + INT([.E120]/400) - 32045" office:value-type="float" office:value="2451545" calcext:value-type="float">
            <text:p>2451545</text:p>
          </table:table-cell>
          <table:table-cell table:formula="of:=[.I118]+[.G120]" office:value-type="float" office:value="36" calcext:value-type="float">
            <text:p>36</text:p>
          </table:table-cell>
          <table:table-cell office:value-type="string" calcext:value-type="string">
            <text:p>#</text:p>
          </table:table-cell>
          <table:table-cell table:formula="of:=DATE([.A120];[.B120];[.C120])" office:value-type="date" office:date-value="2000-01-01" calcext:value-type="date">
            <text:p>1 Jan 2000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formula="of:=INT((14-[.B121])/12)" office:value-type="float" office:value="0" calcext:value-type="float">
            <text:p>0</text:p>
          </table:table-cell>
          <table:table-cell table:formula="of:=[.A121]+4800-[.D121]" office:value-type="float" office:value="6818" calcext:value-type="float">
            <text:p>6818</text:p>
          </table:table-cell>
          <table:table-cell table:formula="of:=[.B121]+(12*[.D121]) - 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1]+INT(((153*[.F121])+2)/5)+(365*[.E121]) + INT([.E121]/4) - INT([.E121]/100) + INT([.E121]/400) - 32045" office:value-type="float" office:value="2458481" calcext:value-type="float">
            <text:p>2458481</text:p>
          </table:table-cell>
          <table:table-cell table:formula="of:=[#REF!]+[.G121]" office:value-type="string" office:string-value="" calcext:value-type="error">
            <text:p>#VALUE!</text:p>
          </table:table-cell>
          <table:table-cell office:value-type="string" calcext:value-type="string">
            <text:p>#</text:p>
          </table:table-cell>
          <table:table-cell table:formula="of:=DATE([.A121];[.B121];[.C121])" office:value-type="date" office:date-value="2018-12-28" calcext:value-type="date">
            <text:p>28 Dec 2018</text:p>
          </table:table-cell>
          <table:table-cell table:number-columns-repeated="2"/>
        </table:table-row>
        <table:table-row table:style-name="ro1" table:number-rows-repeated="104845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/>
      <number:text> </number:text>
      <number:month number:textual="true"/>
      <number:text> </number:text>
      <number:year number:style="long"/>
    </number:date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/00/0000</text:date>, <text:time style:data-style-name="N2" text:time-value="15:28:49.614807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auter</meta:initial-creator>
    <meta:creation-date>2016-03-09T09:38:24.959601831</meta:creation-date>
    <dc:date>2018-01-09T15:33:02.484238862</dc:date>
    <meta:editing-duration>PT10H1M42S</meta:editing-duration>
    <meta:editing-cycles>23</meta:editing-cycles>
    <meta:generator>LibreOffice/5.4.4.2$Linux_X86_64 LibreOffice_project/40$Build-2</meta:generator>
    <meta:document-statistic meta:table-count="1" meta:cell-count="1522" meta:object-count="0"/>
  </office:meta>
</office:document-meta>
</file>